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90000003D535ED75DF256AC79.png" manifest:media-type="image/png"/>
  <manifest:file-entry manifest:full-path="Pictures/10000001000003ED0000004447D533C0185958CD.png" manifest:media-type="image/png"/>
  <manifest:file-entry manifest:full-path="Pictures/10000001000003E8000000400BD0C819DA35C3DB.png" manifest:media-type="image/png"/>
  <manifest:file-entry manifest:full-path="Pictures/10000001000003ED0000003DE4B06B4F33F46C02.png" manifest:media-type="image/png"/>
  <manifest:file-entry manifest:full-path="Pictures/10000001000003EA000000339A6AEB9D45180B21.png" manifest:media-type="image/png"/>
  <manifest:file-entry manifest:full-path="Pictures/10000001000003ED00000056CC72DA093D28497D.png" manifest:media-type="image/png"/>
  <manifest:file-entry manifest:full-path="Pictures/1000000000000008000000080823AC5813D54E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1.499cm" style:rel-column-width="5779*"/>
    </style:style>
    <style:style style:name="Tabelle1.B" style:family="table-column">
      <style:table-column-properties style:column-width="2.646cm" style:rel-column-width="10199*"/>
    </style:style>
    <style:style style:name="Tabelle1.C" style:family="table-column">
      <style:table-column-properties style:column-width="10.054cm" style:rel-column-width="38757*"/>
    </style:style>
    <style:style style:name="Tabelle1.D" style:family="table-column">
      <style:table-column-properties style:column-width="2.801cm" style:rel-column-width="10800*"/>
    </style:style>
    <style:style style:name="Tabelle1.1" style:family="table-row">
      <style:table-row-properties fo:keep-together="auto"/>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0" style:family="table">
      <style:table-properties style:width="17cm" table:align="margins"/>
    </style:style>
    <style:style style:name="Tabelle10.A" style:family="table-column">
      <style:table-column-properties style:column-width="5.667cm" style:rel-column-width="21845*"/>
    </style:style>
    <style:style style:name="Tabelle10.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1.307cm" style:rel-column-width="5038*"/>
    </style:style>
    <style:style style:name="Tabelle2.B" style:family="table-column">
      <style:table-column-properties style:column-width="2.496cm" style:rel-column-width="9621*"/>
    </style:style>
    <style:style style:name="Tabelle2.C" style:family="table-column">
      <style:table-column-properties style:column-width="13.197cm" style:rel-column-width="50876*"/>
    </style:style>
    <style:style style:name="Tabelle2.A1" style:family="table-cell">
      <style:table-cell-properties fo:padding="0.049cm" fo:border-left="0.05pt solid #000000" fo:border-right="none" fo:border-top="0.05pt solid #000000" fo:border-bottom="0.05pt solid #000000" style:writing-mode="page"/>
    </style:style>
    <style:style style:name="Tabelle2.C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C2" style:family="table-cell">
      <style:table-cell-properties fo:padding="0.049cm" fo:border-left="0.05pt solid #000000" fo:border-right="0.05pt solid #000000" fo:border-top="none" fo:border-bottom="0.05pt solid #000000" style:writing-mode="page"/>
    </style:style>
    <style:style style:name="Tabelle3" style:family="table">
      <style:table-properties style:width="17cm" table:align="margins" style:may-break-between-rows="true" table:border-model="collapsing"/>
    </style:style>
    <style:style style:name="Tabelle3.A" style:family="table-column">
      <style:table-column-properties style:column-width="1.207cm" style:rel-column-width="4650*"/>
    </style:style>
    <style:style style:name="Tabelle3.B" style:family="table-column">
      <style:table-column-properties style:column-width="2.498cm" style:rel-column-width="9628*"/>
    </style:style>
    <style:style style:name="Tabelle3.C" style:family="table-column">
      <style:table-column-properties style:column-width="9.045cm" style:rel-column-width="34868*"/>
    </style:style>
    <style:style style:name="Tabelle3.D" style:family="table-column">
      <style:table-column-properties style:column-width="4.251cm" style:rel-column-width="16389*"/>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D1" style:family="table-cell">
      <style:table-cell-properties fo:background-color="transparent" fo:padding="0.097cm" fo:border="0.5pt solid #000000" style:writing-mode="page">
        <style:background-image/>
      </style:table-cell-properties>
    </style:style>
    <style:style style:name="Tabelle3.2" style:family="table-row">
      <style:table-row-properties fo:keep-together="auto"/>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1.207cm" style:rel-column-width="4650*"/>
    </style:style>
    <style:style style:name="Tabelle4.B" style:family="table-column">
      <style:table-column-properties style:column-width="2.498cm" style:rel-column-width="9628*"/>
    </style:style>
    <style:style style:name="Tabelle4.C" style:family="table-column">
      <style:table-column-properties style:column-width="13.296cm" style:rel-column-width="51257*"/>
    </style:style>
    <style:style style:name="Tabel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transparent" fo:padding="0.097cm" fo:border="0.5pt solid #000000" style:writing-mode="page">
        <style:background-image/>
      </style:table-cell-properties>
    </style:style>
    <style:style style:name="Tabelle4.2" style:family="table-row">
      <style:table-row-properties fo:keep-together="auto"/>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7cm" table:align="margins"/>
    </style:style>
    <style:style style:name="Tabelle5.A" style:family="table-column">
      <style:table-column-properties style:column-width="1.108cm" style:rel-column-width="4270*"/>
    </style:style>
    <style:style style:name="Tabelle5.B" style:family="table-column">
      <style:table-column-properties style:column-width="3.092cm" style:rel-column-width="11919*"/>
    </style:style>
    <style:style style:name="Tabelle5.C" style:family="table-column">
      <style:table-column-properties style:column-width="9.807cm" style:rel-column-width="37806*"/>
    </style:style>
    <style:style style:name="Tabelle5.D" style:family="table-column">
      <style:table-column-properties style:column-width="2.993cm" style:rel-column-width="11540*"/>
    </style:style>
    <style:style style:name="Tabel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fo:background-color="transparent" fo:padding="0.097cm" fo:border="0.5pt solid #000000" style:writing-mode="page">
        <style:background-image/>
      </style:table-cell-properties>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17cm" table:align="margins"/>
    </style:style>
    <style:style style:name="Tabelle6.A" style:family="table-column">
      <style:table-column-properties style:column-width="1.207cm" style:rel-column-width="4650*"/>
    </style:style>
    <style:style style:name="Tabelle6.B" style:family="table-column">
      <style:table-column-properties style:column-width="2.895cm" style:rel-column-width="11158*"/>
    </style:style>
    <style:style style:name="Tabelle6.C" style:family="table-column">
      <style:table-column-properties style:column-width="10.104cm" style:rel-column-width="38948*"/>
    </style:style>
    <style:style style:name="Tabelle6.D" style:family="table-column">
      <style:table-column-properties style:column-width="2.796cm" style:rel-column-width="10779*"/>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D1" style:family="table-cell">
      <style:table-cell-properties fo:background-color="transparent" fo:padding="0.097cm" fo:border="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17cm" table:align="margins" style:may-break-between-rows="true" table:border-model="collapsing"/>
    </style:style>
    <style:style style:name="Tabelle7.A" style:family="table-column">
      <style:table-column-properties style:column-width="1.108cm" style:rel-column-width="4270*"/>
    </style:style>
    <style:style style:name="Tabelle7.B" style:family="table-column">
      <style:table-column-properties style:column-width="4.796cm" style:rel-column-width="18488*"/>
    </style:style>
    <style:style style:name="Tabelle7.C" style:family="table-column">
      <style:table-column-properties style:column-width="11.097cm" style:rel-column-width="42777*"/>
    </style:style>
    <style:style style:name="Tabel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transparent" fo:padding="0.097cm" fo:border="0.5pt solid #000000" style:writing-mode="page">
        <style:background-image/>
      </style:table-cell-properties>
    </style:style>
    <style:style style:name="Tabelle7.2" style:family="table-row">
      <style:table-row-properties fo:keep-together="auto"/>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17cm" table:align="margins" style:may-break-between-rows="true" table:border-model="collapsing"/>
    </style:style>
    <style:style style:name="Tabelle8.A" style:family="table-column">
      <style:table-column-properties style:column-width="1.207cm" style:rel-column-width="4650*"/>
    </style:style>
    <style:style style:name="Tabelle8.B" style:family="table-column">
      <style:table-column-properties style:column-width="2.895cm" style:rel-column-width="11158*"/>
    </style:style>
    <style:style style:name="Tabelle8.C" style:family="table-column">
      <style:table-column-properties style:column-width="12.899cm" style:rel-column-width="49727*"/>
    </style:style>
    <style:style style:name="Tabel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8.C1" style:family="table-cell">
      <style:table-cell-properties fo:background-color="transparent" fo:padding="0.097cm" fo:border="0.5pt solid #000000" style:writing-mode="page">
        <style:background-image/>
      </style:table-cell-properties>
    </style:style>
    <style:style style:name="Tabelle8.2" style:family="table-row">
      <style:table-row-properties fo:keep-together="auto"/>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17cm" table:align="margins"/>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9.D1" style:family="table-cell">
      <style:table-cell-properties fo:background-color="transparent" fo:padding="0.097cm" fo:border="0.5pt solid #000000" style:writing-mode="page">
        <style:background-image/>
      </style:table-cell-properties>
    </style:style>
    <style:style style:name="Tabel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text-align="start" style:justify-single-word="false"/>
      <style:text-properties style:font-name="Arial" officeooo:paragraph-rsid="003c4cef"/>
    </style:style>
    <style:style style:name="P3" style:family="paragraph" style:parent-style-name="Standard">
      <style:paragraph-properties fo:line-height="115%" fo:text-align="justify" style:justify-single-word="false"/>
      <style:text-properties style:font-name="Arial" officeooo:rsid="003cc755" officeooo:paragraph-rsid="003cc755"/>
    </style:style>
    <style:style style:name="P4" style:family="paragraph" style:parent-style-name="Standard">
      <style:paragraph-properties fo:line-height="115%" fo:text-align="justify" style:justify-single-word="false"/>
      <style:text-properties style:font-name="Arial" fo:font-size="12pt" officeooo:paragraph-rsid="003c717e" style:font-size-asian="12pt" style:font-size-complex="12pt"/>
    </style:style>
    <style:style style:name="P5" style:family="paragraph" style:parent-style-name="Standard">
      <style:paragraph-properties fo:line-height="115%" fo:text-align="justify" style:justify-single-word="false"/>
      <style:text-properties style:font-name="Arial" fo:font-size="12pt" officeooo:paragraph-rsid="003c7f17" style:font-size-asian="12pt" style:font-size-complex="12pt"/>
    </style:style>
    <style:style style:name="P6" style:family="paragraph" style:parent-style-name="Standard">
      <style:paragraph-properties fo:line-height="115%" fo:text-align="justify" style:justify-single-word="false"/>
      <style:text-properties style:font-name="Arial" fo:font-size="12pt" fo:font-style="normal" style:text-underline-style="none" fo:font-weight="normal" officeooo:rsid="003c717e" officeooo:paragraph-rsid="003c717e" style:font-size-asian="12pt" style:font-style-asian="normal"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Arial" fo:font-size="12pt" style:text-underline-style="solid" style:text-underline-width="auto" style:text-underline-color="font-color" fo:font-weight="bold" officeooo:rsid="0057115a" officeooo:paragraph-rsid="004a6e0e"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style:font-name="Arial" fo:font-size="12pt" style:text-underline-style="none" fo:font-weight="normal" officeooo:rsid="005b4b4a" officeooo:paragraph-rsid="005b4b4a"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Arial" style:text-underline-style="none" fo:font-weight="normal" officeooo:rsid="0042ec40" officeooo:paragraph-rsid="0042ec40" style:font-weight-asian="normal" style:font-weight-complex="normal"/>
    </style:style>
    <style:style style:name="P10" style:family="paragraph" style:parent-style-name="Standard">
      <style:paragraph-properties fo:line-height="115%" fo:text-align="justify" style:justify-single-word="false"/>
      <style:text-properties style:font-name="Arial" style:text-underline-style="none" fo:font-weight="normal" officeooo:rsid="004a6e0e" officeooo:paragraph-rsid="004a6e0e" style:font-weight-asian="normal" style:font-weight-complex="normal"/>
    </style:style>
    <style:style style:name="P11" style:family="paragraph" style:parent-style-name="Standard">
      <style:paragraph-properties fo:line-height="115%" fo:text-align="justify" style:justify-single-word="false"/>
      <style:text-properties style:font-name="Arial" style:text-underline-style="none" fo:font-weight="normal" officeooo:rsid="004a6e0e" officeooo:paragraph-rsid="008135c6" style:font-weight-asian="normal" style:font-weight-complex="normal"/>
    </style:style>
    <style:style style:name="P12" style:family="paragraph" style:parent-style-name="Standard">
      <style:paragraph-properties fo:line-height="115%" fo:text-align="justify" style:justify-single-word="fals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3" style:family="paragraph" style:parent-style-name="Standard">
      <style:paragraph-properties fo:line-height="115%" fo:text-align="justify" style:justify-single-word="false" fo:break-before="pag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4" style:family="paragraph" style:parent-style-name="Standard">
      <style:paragraph-properties fo:line-height="115%" fo:text-align="justify" style:justify-single-word="false"/>
      <style:text-properties style:font-name="Arial" fo:font-size="5pt" style:text-underline-style="none" fo:font-weight="normal" officeooo:rsid="005b4b4a" officeooo:paragraph-rsid="005b4b4a" style:font-size-asian="5pt" style:font-weight-asian="normal" style:font-size-complex="5pt" style:font-weight-complex="normal"/>
    </style:style>
    <style:style style:name="P15" style:family="paragraph" style:parent-style-name="Standard">
      <style:paragraph-properties fo:line-height="115%" fo:text-align="justify" style:justify-single-word="false"/>
      <style:text-properties style:font-name="Arial" fo:font-size="5pt" style:text-underline-style="none" fo:font-weight="normal" officeooo:rsid="005cb617" officeooo:paragraph-rsid="005cb617" style:font-size-asian="5pt" style:font-weight-asian="normal" style:font-size-complex="5pt" style:font-weight-complex="normal"/>
    </style:style>
    <style:style style:name="P16"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5f7692" style:font-size-asian="5pt" style:font-weight-asian="normal" style:font-size-complex="5pt" style:font-weight-complex="normal"/>
    </style:style>
    <style:style style:name="P17" style:family="paragraph" style:parent-style-name="Standard">
      <style:paragraph-properties fo:text-align="start" style:justify-single-word="false" fo:break-before="page"/>
      <style:text-properties style:font-name="Arial" fo:font-size="5pt" fo:font-style="normal" style:text-underline-style="none" fo:font-weight="bold" officeooo:paragraph-rsid="003c4cef" style:font-size-asian="5pt" style:font-style-asian="normal" style:font-weight-asian="bold" style:font-size-complex="5pt"/>
    </style:style>
    <style:style style:name="P18" style:family="paragraph" style:parent-style-name="Text_20_body">
      <style:text-properties style:font-name="Arial" fo:font-size="5pt" officeooo:rsid="006183cb" officeooo:paragraph-rsid="006183cb" style:font-size-asian="4.34999990463257pt" style:font-size-complex="5pt"/>
    </style:style>
    <style:style style:name="P19" style:family="paragraph" style:parent-style-name="Standard">
      <style:paragraph-properties fo:text-align="center" style:justify-single-word="false"/>
      <style:text-properties style:font-name="Arial" fo:font-size="16pt" fo:font-style="normal" style:text-underline-style="solid" style:text-underline-width="auto" style:text-underline-color="font-color" fo:font-weight="bold" officeooo:paragraph-rsid="001c5613" style:font-size-asian="16pt" style:font-style-asian="normal" style:font-weight-asian="bold" style:font-size-complex="16pt"/>
    </style:style>
    <style:style style:name="P20"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officeooo:rsid="003c4cef" officeooo:paragraph-rsid="003c4cef" style:font-size-asian="14pt" style:font-style-asian="normal" style:font-weight-asian="bold"/>
    </style:style>
    <style:style style:name="P21" style:family="paragraph" style:parent-style-name="Standard">
      <style:paragraph-properties fo:line-height="115%" fo:text-align="justify" style:justify-single-word="false"/>
      <style:text-properties style:font-name="Arial" fo:font-size="7pt" fo:font-style="normal" style:text-underline-style="none" fo:font-weight="normal" officeooo:rsid="003c7f17" officeooo:paragraph-rsid="003c7f17" style:font-size-asian="6.09999990463257pt" style:font-style-asian="normal" style:font-weight-asian="normal" style:font-size-complex="7pt" style:font-weight-complex="normal"/>
    </style:style>
    <style:style style:name="P22" style:family="paragraph" style:parent-style-name="Standard">
      <style:paragraph-properties fo:line-height="115%" fo:text-align="justify" style:justify-single-word="false"/>
      <style:text-properties style:font-name="Arial" style:text-underline-style="solid" style:text-underline-width="auto" style:text-underline-color="font-color" fo:font-weight="bold" officeooo:rsid="00412ca4" officeooo:paragraph-rsid="003cc755" style:font-weight-asian="bold" style:font-weight-complex="bold"/>
    </style:style>
    <style:style style:name="P23" style:family="paragraph" style:parent-style-name="Standard">
      <style:paragraph-properties fo:line-height="115%" fo:text-align="justify" style:justify-single-word="false" fo:break-before="page"/>
      <style:text-properties style:font-name="Arial" fo:font-size="4pt" officeooo:rsid="003cc755" officeooo:paragraph-rsid="003cc755" style:font-size-asian="3.5pt" style:font-size-complex="4pt"/>
    </style:style>
    <style:style style:name="P24" style:family="paragraph" style:parent-style-name="Table_20_Contents">
      <style:paragraph-properties fo:line-height="115%" fo:text-align="justify" style:justify-single-word="false"/>
      <style:text-properties style:font-name="Arial" fo:font-size="11pt" officeooo:rsid="004f0bf3" officeooo:paragraph-rsid="004f0bf3" style:font-size-asian="11pt" style:font-size-complex="11pt"/>
    </style:style>
    <style:style style:name="P25" style:family="paragraph" style:parent-style-name="Table_20_Contents">
      <style:paragraph-properties fo:line-height="115%" fo:text-align="justify" style:justify-single-word="false"/>
      <style:text-properties style:font-name="Arial" fo:font-size="11pt" officeooo:rsid="00505522" officeooo:paragraph-rsid="00505522" style:font-size-asian="11pt" style:font-size-complex="11pt"/>
    </style:style>
    <style:style style:name="P26" style:family="paragraph" style:parent-style-name="Table_20_Contents">
      <style:paragraph-properties fo:line-height="115%" fo:text-align="justify" style:justify-single-word="false"/>
      <style:text-properties style:font-name="Arial" fo:font-size="11pt" officeooo:rsid="0051fc85" officeooo:paragraph-rsid="0051fc85" style:font-size-asian="11pt" style:font-size-complex="11pt"/>
    </style:style>
    <style:style style:name="P27" style:family="paragraph" style:parent-style-name="Table_20_Contents">
      <style:paragraph-properties fo:line-height="115%" fo:text-align="justify" style:justify-single-word="false"/>
      <style:text-properties style:font-name="Arial" fo:font-size="11pt" fo:font-weight="bold" officeooo:rsid="004f0bf3" officeooo:paragraph-rsid="004f0bf3" style:font-size-asian="11pt" style:font-weight-asian="bold" style:font-size-complex="11pt" style:font-weight-complex="bold"/>
    </style:style>
    <style:style style:name="P28" style:family="paragraph" style:parent-style-name="Horizontal_20_Line">
      <style:text-properties fo:font-size="5pt" style:font-size-asian="4.34999990463257pt" style:font-size-complex="5pt"/>
    </style:style>
    <style:style style:name="P29" style:family="paragraph" style:parent-style-name="Text_20_body">
      <style:text-properties fo:font-size="5pt" officeooo:rsid="00664ab2" officeooo:paragraph-rsid="00664ab2" style:font-size-asian="4.34999990463257pt" style:font-size-complex="5pt"/>
    </style:style>
    <style:style style:name="P30" style:family="paragraph" style:parent-style-name="Text_20_body">
      <style:text-properties fo:font-size="5pt" officeooo:rsid="006838f3" officeooo:paragraph-rsid="006838f3" style:font-size-asian="4.34999990463257pt" style:font-size-complex="5pt"/>
    </style:style>
    <style:style style:name="P31" style:family="paragraph" style:parent-style-name="Text_20_body">
      <style:text-properties fo:font-size="5pt" officeooo:rsid="006ad2f9" officeooo:paragraph-rsid="006ad2f9" style:font-size-asian="4.34999990463257pt" style:font-size-complex="5pt"/>
    </style:style>
    <style:style style:name="P32" style:family="paragraph" style:parent-style-name="Text_20_body">
      <style:text-properties fo:font-size="5pt" officeooo:rsid="0070a1f5" officeooo:paragraph-rsid="0070a1f5" style:font-size-asian="4.34999990463257pt" style:font-size-complex="5pt"/>
    </style:style>
    <style:style style:name="P33" style:family="paragraph" style:parent-style-name="Standard">
      <style:paragraph-properties fo:line-height="115%" fo:text-align="justify" style:justify-single-word="false"/>
      <style:text-properties officeooo:paragraph-rsid="0042ec40"/>
    </style:style>
    <style:style style:name="P34" style:family="paragraph" style:parent-style-name="Standard">
      <style:paragraph-properties fo:line-height="115%" fo:text-align="justify" style:justify-single-word="false" fo:break-before="page"/>
      <style:text-properties officeooo:paragraph-rsid="004a6e0e"/>
    </style:style>
    <style:style style:name="P35" style:family="paragraph" style:parent-style-name="Table_20_Contents">
      <style:paragraph-properties fo:line-height="115%" fo:text-align="justify" style:justify-single-word="false"/>
      <style:text-properties officeooo:paragraph-rsid="005f7692"/>
    </style:style>
    <style:style style:name="P36" style:family="paragraph" style:parent-style-name="Table_20_Contents">
      <style:paragraph-properties fo:line-height="115%" fo:text-align="justify" style:justify-single-word="false"/>
      <style:text-properties officeooo:paragraph-rsid="0062141a"/>
    </style:style>
    <style:style style:name="P37" style:family="paragraph" style:parent-style-name="Table_20_Contents">
      <style:paragraph-properties fo:line-height="115%" fo:text-align="justify" style:justify-single-word="false"/>
      <style:text-properties officeooo:paragraph-rsid="00505522"/>
    </style:style>
    <style:style style:name="P38" style:family="paragraph" style:parent-style-name="Standard">
      <style:paragraph-properties fo:line-height="115%" fo:text-align="justify" style:justify-single-word="false"/>
      <style:text-properties officeooo:rsid="005b3111" officeooo:paragraph-rsid="005b3111"/>
    </style:style>
    <style:style style:name="P39"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e8768" officeooo:paragraph-rsid="005e8768"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f7692" officeooo:paragraph-rsid="005f7692"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2141a" officeooo:paragraph-rsid="0062141a"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f1a2" officeooo:paragraph-rsid="0066f1a2"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b1adf" officeooo:paragraph-rsid="006b1ad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cc5ac" officeooo:paragraph-rsid="006cc5ac"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720b7e" officeooo:paragraph-rsid="00720b7e"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62c48"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508a3" officeooo:paragraph-rsid="004508a3"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7cfe05"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80602" officeooo:paragraph-rsid="0048060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e8768" officeooo:paragraph-rsid="005e8768"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e8768" officeooo:paragraph-rsid="005f7692"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2141a" officeooo:paragraph-rsid="0062141a" style:font-size-asian="11pt" style:font-style-asian="normal" style:font-weight-asian="bold" style:font-size-complex="11pt" style:font-style-complex="normal" style:font-weight-complex="bold" style:text-overline-style="none" style:text-overline-color="font-color"/>
    </style:style>
    <style:style style:name="P5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64ab2" officeooo:paragraph-rsid="00664ab2" style:font-size-asian="11pt" style:font-style-asian="normal" style:font-weight-asian="bold" style:font-size-complex="11pt" style:font-style-complex="normal" style:font-weight-complex="bold" style:text-overline-style="none" style:text-overline-color="font-color"/>
    </style:style>
    <style:style style:name="P57"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838f3" officeooo:paragraph-rsid="006838f3" style:font-size-asian="11pt" style:font-style-asian="normal" style:font-weight-asian="bold" style:font-size-complex="11pt" style:font-style-complex="normal" style:font-weight-complex="bold" style:text-overline-style="none" style:text-overline-color="font-color"/>
    </style:style>
    <style:style style:name="P58"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8cfd0" officeooo:paragraph-rsid="0068cfd0" style:font-size-asian="11pt" style:font-style-asian="normal" style:font-weight-asian="bold" style:font-size-complex="11pt" style:font-style-complex="normal" style:font-weight-complex="bold" style:text-overline-style="none" style:text-overline-color="font-color"/>
    </style:style>
    <style:style style:name="P59"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cc5ac" officeooo:paragraph-rsid="006cc5ac" style:font-size-asian="11pt" style:font-style-asian="normal" style:font-weight-asian="bold" style:font-size-complex="11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720b7e" officeooo:paragraph-rsid="00720b7e"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462c48" officeooo:paragraph-rsid="00462c48"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Table_20_Contents">
      <style:paragraph-properties fo:text-align="justify" style:justify-single-word="false"/>
      <style:text-properties officeooo:paragraph-rsid="008135c6"/>
    </style:style>
    <style:style style:name="P63" style:family="paragraph" style:parent-style-name="Table_20_Contents">
      <style:paragraph-properties fo:text-align="justify" style:justify-single-word="false"/>
      <style:text-properties fo:color="#dee6ef" loext:opacity="100%" style:font-name="Arial" fo:background-color="#dee6ef"/>
    </style:style>
    <style:style style:name="P64" style:family="paragraph" style:parent-style-name="Text_20_body">
      <style:text-properties officeooo:rsid="0070a1f5" officeooo:paragraph-rsid="0070a1f5"/>
    </style:style>
    <style:style style:name="P65" style:family="paragraph" style:parent-style-name="Horizontal_20_Line">
      <style:text-properties fo:font-size="5pt" officeooo:paragraph-rsid="00a50dad" style:font-size-asian="4.34999990463257pt" style:font-size-complex="5pt"/>
    </style:style>
    <style:style style:name="P66" style:family="paragraph" style:parent-style-name="Standard">
      <style:paragraph-properties fo:line-height="115%" fo:text-align="justify" style:justify-single-word="false"/>
      <style:text-properties style:font-name="Arial" officeooo:rsid="003cc755" officeooo:paragraph-rsid="003cc755"/>
    </style:style>
    <style:style style:name="P67" style:family="paragraph" style:parent-style-name="Standard">
      <style:paragraph-properties fo:line-height="115%" fo:text-align="justify" style:justify-single-word="false"/>
      <style:text-properties style:font-name="Arial" officeooo:rsid="009efb4c" officeooo:paragraph-rsid="009efb4c"/>
    </style:style>
    <style:style style:name="P68" style:family="paragraph" style:parent-style-name="Standard">
      <style:paragraph-properties fo:line-height="115%" fo:text-align="justify" style:justify-single-word="false"/>
      <style:text-properties style:font-name="Arial" style:text-underline-style="none" fo:font-weight="normal" officeooo:rsid="0042ec40" officeooo:paragraph-rsid="0042ec40" style:font-weight-asian="normal" style:font-weight-complex="normal"/>
    </style:style>
    <style:style style:name="P69" style:family="paragraph" style:parent-style-name="Standard">
      <style:paragraph-properties fo:line-height="115%" fo:text-align="justify" style:justify-single-word="false"/>
      <style:text-properties style:font-name="Arial" style:text-underline-style="none" fo:font-weight="bold" officeooo:rsid="00a19b0f" officeooo:paragraph-rsid="00a19b0f" style:font-weight-asian="bold" style:font-weight-complex="bold"/>
    </style:style>
    <style:style style:name="P70"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a70e7d" style:font-size-asian="5pt" style:font-weight-asian="normal" style:font-size-complex="5pt" style:font-weight-complex="normal"/>
    </style:style>
    <style:style style:name="P71" style:family="paragraph" style:parent-style-name="Standard">
      <style:paragraph-properties fo:text-align="start" style:justify-single-word="false">
        <style:tab-stops/>
      </style:paragraph-properties>
      <style:text-properties style:font-name="Arial" fo:font-size="14pt" fo:font-style="normal" style:text-underline-style="solid" style:text-underline-width="auto" style:text-underline-color="font-color" fo:font-weight="bold" officeooo:paragraph-rsid="001c5613" style:font-size-asian="14pt" style:font-style-asian="normal" style:font-weight-asian="bold"/>
    </style:style>
    <style:style style:name="P72" style:family="paragraph" style:parent-style-name="Text_20_body">
      <style:text-properties officeooo:rsid="00664ab2" officeooo:paragraph-rsid="00a70e7d"/>
    </style:style>
    <style:style style:name="P73" style:family="paragraph" style:parent-style-name="Text_20_body">
      <style:text-properties style:font-name="Arial" officeooo:rsid="006183cb" officeooo:paragraph-rsid="00a70e7d"/>
    </style:style>
    <style:style style:name="P74" style:family="paragraph" style:parent-style-name="Text_20_body">
      <style:text-properties style:font-name="Arial" officeooo:rsid="006838f3" officeooo:paragraph-rsid="00a70e7d"/>
    </style:style>
    <style:style style:name="P75" style:family="paragraph" style:parent-style-name="Text_20_body">
      <style:text-properties officeooo:rsid="006ad2f9" officeooo:paragraph-rsid="00a70e7d"/>
    </style:style>
    <style:style style:name="P76" style:family="paragraph" style:parent-style-name="Text_20_body">
      <style:text-properties officeooo:rsid="0070a1f5" officeooo:paragraph-rsid="00a70e7d"/>
    </style:style>
    <style:style style:name="P77" style:family="paragraph">
      <loext:graphic-properties draw:fill="none" draw:fill-color="#ffffff"/>
      <style:paragraph-properties style:writing-mode="lr-tb"/>
      <style:text-properties fo:color="#ffffff" loext:opacity="100%" style:font-name="Arial"/>
    </style:style>
    <style:style style:name="P78" style:family="paragraph">
      <loext:graphic-properties draw:fill="bitmap" draw:fill-image-name="Wide_20_Downward_20_Diagonal" draw:opacity="18%"/>
    </style:style>
    <style:style style:name="P79" style:family="paragraph">
      <loext:graphic-properties draw:fill="none" draw:fill-color="#ffffff"/>
      <style:paragraph-properties style:writing-mode="lr-tb"/>
      <style:text-properties style:font-name="Arial"/>
    </style:style>
    <style:style style:name="P80" style:family="paragraph">
      <style:paragraph-properties fo:text-align="center"/>
    </style:style>
    <style:style style:name="P81" style:family="paragraph">
      <loext:graphic-properties draw:fill-color="#000000"/>
      <style:paragraph-properties fo:text-align="center"/>
    </style:style>
    <style:style style:name="P82" style:family="paragraph">
      <loext:graphic-properties draw:fill-color="#ffffff"/>
      <style:paragraph-properties fo:text-align="center"/>
    </style:style>
    <style:style style:name="P83" style:family="paragraph">
      <loext:graphic-properties draw:fill="none"/>
      <style:paragraph-properties fo:text-align="center"/>
    </style:style>
    <style:style style:name="P84" style:family="paragraph">
      <loext:graphic-properties draw:fill="none" draw:fill-color="#ffffff"/>
      <style:paragraph-properties style:writing-mode="lr-tb"/>
      <style:text-properties style:font-name="Arial" fo:background-color="#dee6ef"/>
    </style:style>
    <style:style style:name="P85" style:family="paragraph">
      <loext:graphic-properties draw:fill="none" draw:fill-color="#ffffff"/>
      <style:paragraph-properties style:writing-mode="lr-tb"/>
      <style:text-properties style:font-name="Arial" fo:background-color="#dee7e5"/>
    </style:style>
    <style:style style:name="P86" style:family="paragraph">
      <loext:graphic-properties draw:fill="none" draw:fill-color="#ffffff"/>
      <style:paragraph-properties style:writing-mode="lr-tb"/>
      <style:text-properties fo:color="#ffa6a6" loext:opacity="100%" style:font-name="Arial" fo:background-color="#ffd7d7"/>
    </style:style>
    <style:style style:name="P87" style:family="paragraph">
      <loext:graphic-properties draw:fill="none" draw:fill-color="#ffffff"/>
      <style:paragraph-properties style:writing-mode="lr-tb"/>
      <style:text-properties style:font-name="Arial" fo:background-color="#ffd7d7"/>
    </style:style>
    <style:style style:name="P88" style:family="paragraph">
      <loext:graphic-properties draw:fill="none" draw:fill-color="#ffffff"/>
      <style:paragraph-properties style:writing-mode="lr-tb"/>
      <style:text-properties style:font-name="Arial" fo:font-style="italic" style:font-style-asian="italic" style:font-style-complex="italic"/>
    </style:style>
    <style:style style:name="P89" style:family="paragraph">
      <loext:graphic-properties draw:fill="none" draw:fill-color="#ffffff"/>
      <style:paragraph-properties style:writing-mode="lr-tb"/>
      <style:text-properties style:font-name="Arial" fo:font-size="10pt" fo:font-style="italic" style:font-size-asian="10pt" style:font-style-asian="italic" style:font-size-complex="10pt" style:font-style-complex="italic"/>
    </style:style>
    <style:style style:name="P90" style:family="paragraph">
      <loext:graphic-properties draw:fill-color="#ffffff"/>
      <style:paragraph-properties fo:text-align="center"/>
      <style:text-properties fo:font-size="12pt"/>
    </style:style>
    <style:style style:name="P91" style:family="paragraph">
      <loext:graphic-properties draw:fill="none" draw:fill-color="#ffffff"/>
      <style:paragraph-properties style:writing-mode="lr-tb"/>
      <style:text-properties style:font-name="Arial" fo:font-size="12pt"/>
    </style:style>
    <style:style style:name="P92" style:family="paragraph">
      <loext:graphic-properties draw:fill="none" draw:fill-color="#ffffff"/>
      <style:paragraph-properties style:writing-mode="lr-tb"/>
      <style:text-properties style:font-name="Arial" style:text-underline-style="solid" style:text-underline-width="auto" style:text-underline-color="font-color" fo:font-weight="bold" style:font-weight-asian="bold" style:font-weight-complex="bold"/>
    </style:style>
    <style:style style:name="P93" style:family="paragraph">
      <loext:graphic-properties draw:fill="gradient" draw:fill-color="#ffffff" draw:fill-gradient-name="Gradient_20_1" draw:gradient-step-count="0"/>
    </style:style>
    <style:style style:name="T1" style:family="text">
      <style:text-properties officeooo:rsid="00892542"/>
    </style:style>
    <style:style style:name="T2" style:family="text">
      <style:text-properties fo:font-size="14pt" fo:font-style="normal" style:text-underline-style="solid" style:text-underline-width="auto" style:text-underline-color="font-color" fo:font-weight="bold" officeooo:rsid="003c4cef" style:font-size-asian="14pt" style:font-style-asian="normal" style:font-weight-asian="bold"/>
    </style:style>
    <style:style style:name="T3" style:family="text">
      <style:text-properties fo:font-size="14pt" fo:font-style="normal" style:text-underline-style="solid" style:text-underline-width="auto" style:text-underline-color="font-color" fo:font-weight="bold" officeooo:rsid="00a9b27a" style:font-size-asian="14pt" style:font-style-asian="normal" style:font-weight-asian="bold"/>
    </style:style>
    <style:style style:name="T4" style:family="text">
      <style:text-properties fo:font-size="14pt" fo:font-style="normal" style:text-underline-style="none" fo:font-weight="bold" officeooo:rsid="003c4cef" style:font-size-asian="14pt" style:font-style-asian="normal" style:font-weight-asian="bold"/>
    </style:style>
    <style:style style:name="T5" style:family="text">
      <style:text-properties fo:font-size="14pt" style:text-underline-style="solid" style:text-underline-width="auto" style:text-underline-color="font-color" fo:font-weight="bold" officeooo:rsid="00412ca4"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a9b27a"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57115a" style:font-size-asian="14pt" style:font-weight-asian="bold" style:font-size-complex="14pt" style:font-weight-complex="bold"/>
    </style:style>
    <style:style style:name="T8" style:family="text">
      <style:text-properties fo:font-style="normal" style:text-underline-style="none" fo:font-weight="normal" officeooo:rsid="003c4cef" style:font-style-asian="normal" style:font-weight-asian="normal" style:font-weight-complex="normal"/>
    </style:style>
    <style:style style:name="T9" style:family="text">
      <style:text-properties fo:font-style="normal" style:text-underline-style="none" fo:font-weight="normal" officeooo:rsid="003c717e" style:font-style-asian="normal" style:font-weight-asian="normal" style:font-weight-complex="normal"/>
    </style:style>
    <style:style style:name="T10" style:family="text">
      <style:text-properties fo:font-style="normal" style:text-underline-style="none" fo:font-weight="normal" officeooo:rsid="003c7f17" style:font-style-asian="normal" style:font-weight-asian="normal" style:font-weight-complex="normal"/>
    </style:style>
    <style:style style:name="T11" style:family="text">
      <style:text-properties fo:font-style="normal" style:text-underline-style="none" fo:font-weight="normal" officeooo:rsid="003c899f" style:font-style-asian="normal" style:font-weight-asian="normal" style:font-weight-complex="normal"/>
    </style:style>
    <style:style style:name="T12" style:family="text">
      <style:text-properties fo:font-style="normal" style:text-underline-style="none" fo:font-weight="normal" officeooo:rsid="003f2c37" style:font-style-asian="normal" style:font-weight-asian="normal" style:font-weight-complex="normal"/>
    </style:style>
    <style:style style:name="T13" style:family="text">
      <style:text-properties fo:font-style="normal" style:text-underline-style="none" fo:font-weight="normal" officeooo:rsid="00411b89" style:font-style-asian="normal" style:font-weight-asian="normal" style:font-weight-complex="normal"/>
    </style:style>
    <style:style style:name="T14" style:family="text">
      <style:text-properties fo:font-style="normal" style:text-underline-style="none" fo:font-weight="normal" officeooo:rsid="007c7489" style:font-style-asian="normal" style:font-weight-asian="normal" style:font-weight-complex="normal"/>
    </style:style>
    <style:style style:name="T15" style:family="text">
      <style:text-properties fo:font-style="normal" style:text-underline-style="none" fo:font-weight="normal" officeooo:rsid="009b7461" style:font-style-asian="normal" style:font-weight-asian="normal" style:font-weight-complex="normal"/>
    </style:style>
    <style:style style:name="T16" style:family="text">
      <style:text-properties fo:font-style="normal" style:text-underline-style="none" fo:font-weight="normal" officeooo:rsid="00aba810" style:font-style-asian="normal" style:font-weight-asian="normal" style:font-weight-complex="normal"/>
    </style:style>
    <style:style style:name="T17" style:family="text">
      <style:text-properties fo:font-style="normal" style:text-underline-style="solid" style:text-underline-width="auto" style:text-underline-color="font-color" fo:font-weight="normal" officeooo:rsid="003c717e" style:font-style-asian="normal" style:font-weight-asian="normal" style:font-weight-complex="normal"/>
    </style:style>
    <style:style style:name="T18" style:family="text">
      <style:text-properties fo:font-style="normal" style:text-underline-style="solid" style:text-underline-width="auto" style:text-underline-color="font-color" fo:font-weight="normal" officeooo:rsid="003c7f17" style:font-style-asian="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731ca0" style:font-weight-asian="bold" style:font-weight-complex="bold"/>
    </style:style>
    <style:style style:name="T21" style:family="text">
      <style:text-properties style:text-underline-style="solid" style:text-underline-width="auto" style:text-underline-color="font-color" fo:font-weight="bold" officeooo:rsid="00412ca4" style:font-weight-asian="bold" style:font-weight-complex="bold"/>
    </style:style>
    <style:style style:name="T22" style:family="text">
      <style:text-properties fo:color="#000000" loext:opacity="100%" style:text-outline="false" style:text-line-through-style="none" style:text-line-through-type="none" style:font-name="Arial" fo:font-size="11pt" fo:font-style="normal" fo:text-shadow="none" style:text-underline-style="none" fo:font-weight="normal" officeooo:rsid="005f7692"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Arial" fo:font-size="11pt" fo:font-style="normal" fo:text-shadow="none" style:text-underline-style="none" fo:font-weight="normal" officeooo:rsid="005e8768"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Arial" fo:font-size="11pt" fo:font-style="normal" fo:text-shadow="none" style:text-underline-style="none" fo:font-weight="normal" officeooo:rsid="0062141a"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Arial" fo:font-size="11pt" fo:font-style="normal" fo:text-shadow="none" style:text-underline-style="none" fo:font-weight="normal" officeooo:rsid="00664ab2"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Arial" fo:font-size="11pt" fo:font-style="normal" fo:text-shadow="none" style:text-underline-style="none" fo:font-weight="normal" officeooo:rsid="0085cb96" style:font-size-asian="11pt" style:font-style-asian="normal" style:font-weight-asian="normal" style:font-size-complex="11pt" style:font-style-complex="normal" style:font-weight-complex="normal" style:text-overline-style="none" style:text-overline-color="font-color"/>
    </style:style>
    <style:style style:name="T27" style:family="text">
      <style:text-properties fo:color="#000000" loext:opacity="100%" fo:background-color="transparent" loext:char-shading-value="0"/>
    </style:style>
    <style:style style:name="T28" style:family="text">
      <style:text-properties fo:color="#000000" loext:opacity="100%" style:font-name="Arial" fo:background-color="transparent" loext:char-shading-value="0"/>
    </style:style>
    <style:style style:name="T29" style:family="text">
      <style:text-properties style:font-name="Arial"/>
    </style:style>
    <style:style style:name="T30" style:family="text">
      <style:text-properties style:font-name="Arial" style:text-underline-style="none" fo:font-weight="normal" officeooo:rsid="0042ec40" style:font-weight-asian="normal" style:font-weight-complex="normal"/>
    </style:style>
    <style:style style:name="T31" style:family="text">
      <style:text-properties style:font-name="Arial" style:text-underline-style="none" fo:font-weight="normal" officeooo:rsid="005871e1" style:font-weight-asian="normal" style:font-weight-complex="normal"/>
    </style:style>
    <style:style style:name="T32" style:family="text">
      <style:text-properties style:font-name="Arial" style:text-underline-style="none" fo:font-weight="normal" officeooo:rsid="0058f56c" style:font-weight-asian="normal" style:font-weight-complex="normal"/>
    </style:style>
    <style:style style:name="T33" style:family="text">
      <style:text-properties style:font-name="Arial" style:text-underline-style="none" fo:font-weight="normal" officeooo:rsid="005b3111" style:font-weight-asian="normal" style:font-weight-complex="normal"/>
    </style:style>
    <style:style style:name="T34" style:family="text">
      <style:text-properties style:font-name="Arial" style:text-underline-style="none" fo:font-weight="normal" officeooo:rsid="005cb617" style:font-weight-asian="normal" style:font-weight-complex="normal"/>
    </style:style>
    <style:style style:name="T35" style:family="text">
      <style:text-properties style:font-name="Arial" style:text-underline-style="none" fo:font-weight="normal" officeooo:rsid="004a6e0e" style:font-weight-asian="normal" style:font-weight-complex="normal"/>
    </style:style>
    <style:style style:name="T36" style:family="text">
      <style:text-properties style:font-name="Arial" style:text-underline-style="none" fo:font-weight="normal" officeooo:rsid="009d6566" style:font-weight-asian="normal" style:font-weight-complex="normal"/>
    </style:style>
    <style:style style:name="T37" style:family="text">
      <style:text-properties style:font-name="Arial" style:text-underline-style="none" fo:font-weight="bold" officeooo:rsid="009d6566" style:font-weight-asian="bold" style:font-weight-complex="bold"/>
    </style:style>
    <style:style style:name="T38" style:family="text">
      <style:text-properties style:font-name="Arial" style:text-underline-style="none" fo:font-weight="bold" officeooo:rsid="00a09b0f" style:font-weight-asian="bold" style:font-weight-complex="bold"/>
    </style:style>
    <style:style style:name="T39" style:family="text">
      <style:text-properties style:font-name="Arial" style:text-underline-style="solid" style:text-underline-width="auto" style:text-underline-color="font-color" fo:font-weight="normal" officeooo:rsid="004a6e0e" style:font-weight-asian="normal" style:font-weight-complex="normal"/>
    </style:style>
    <style:style style:name="T40" style:family="text">
      <style:text-properties style:font-name="Arial" style:text-underline-style="solid" style:text-underline-width="auto" style:text-underline-color="font-color" fo:font-weight="normal" officeooo:rsid="0042ec40" style:font-weight-asian="normal" style:font-weight-complex="normal"/>
    </style:style>
    <style:style style:name="T41" style:family="text">
      <style:text-properties style:font-name="Arial" fo:font-weight="bold" officeooo:rsid="00731ca0" style:font-weight-asian="bold" style:font-weight-complex="bold"/>
    </style:style>
    <style:style style:name="T42" style:family="text">
      <style:text-properties style:font-name="Arial" officeooo:rsid="00731ca0"/>
    </style:style>
    <style:style style:name="T43" style:family="text">
      <style:text-properties style:font-name="Arial" fo:font-style="italic" style:font-style-asian="italic" style:font-style-complex="italic"/>
    </style:style>
    <style:style style:name="T44" style:family="text">
      <style:text-properties style:font-name="Arial" fo:font-style="italic" style:text-underline-style="none" fo:font-weight="normal" officeooo:rsid="0042ec40" style:font-style-asian="italic" style:font-weight-asian="normal" style:font-style-complex="italic" style:font-weight-complex="normal"/>
    </style:style>
    <style:style style:name="T45" style:family="text">
      <style:text-properties style:font-name="Arial" fo:font-style="italic" style:text-underline-style="none" fo:font-weight="normal" officeooo:rsid="005cb617" style:font-style-asian="italic" style:font-weight-asian="normal" style:font-style-complex="italic" style:font-weight-complex="normal"/>
    </style:style>
    <style:style style:name="T46" style:family="text">
      <style:text-properties style:font-name="Arial" fo:font-style="normal" style:font-style-asian="normal" style:font-style-complex="normal"/>
    </style:style>
    <style:style style:name="T47" style:family="text">
      <style:text-properties style:font-name="Arial" fo:font-style="normal" officeooo:rsid="00a70e7d" style:font-style-asian="normal" style:font-style-complex="normal"/>
    </style:style>
    <style:style style:name="T48" style:family="text">
      <style:text-properties style:font-name="Arial" fo:font-style="normal" fo:font-weight="bold" officeooo:rsid="007541fc" style:font-style-asian="normal" style:font-weight-asian="bold" style:font-style-complex="normal" style:font-weight-complex="bold"/>
    </style:style>
    <style:style style:name="T49" style:family="text">
      <style:text-properties style:font-name="Arial" officeooo:rsid="007541fc"/>
    </style:style>
    <style:style style:name="T50" style:family="text">
      <style:text-properties style:font-name="Arial" fo:font-size="11pt" officeooo:rsid="00505522" style:font-size-asian="11pt" style:font-size-complex="11pt"/>
    </style:style>
    <style:style style:name="T51" style:family="text">
      <style:text-properties style:font-name="Arial" fo:font-size="11pt" officeooo:rsid="008299e4" style:font-size-asian="11pt" style:font-size-complex="11pt"/>
    </style:style>
    <style:style style:name="T52" style:family="text">
      <style:text-properties style:font-name="Arial" fo:font-size="12pt" style:text-underline-style="none" fo:font-weight="normal" officeooo:rsid="00a70e7d" style:font-size-asian="12pt" style:font-weight-asian="normal" style:font-size-complex="12pt" style:font-weight-complex="normal"/>
    </style:style>
    <style:style style:name="T53" style:family="text">
      <style:text-properties style:font-name="Arial" fo:font-size="12pt" fo:font-style="normal" style:text-underline-style="none" fo:font-weight="normal" officeooo:rsid="00a70e7d" style:font-size-asian="12pt" style:font-style-asian="normal" style:font-weight-asian="normal" style:font-size-complex="12pt" style:font-style-complex="normal" style:font-weight-complex="normal"/>
    </style:style>
    <style:style style:name="T54" style:family="text">
      <style:text-properties style:font-name="Arial" officeooo:rsid="00a70e7d"/>
    </style:style>
    <style:style style:name="T55" style:family="text">
      <style:text-properties fo:font-size="12pt" style:font-size-asian="12pt" style:font-size-complex="12pt"/>
    </style:style>
    <style:style style:name="T56" style:family="text">
      <style:text-properties fo:font-size="12pt" officeooo:rsid="0057115a" style:font-size-asian="12pt" style:font-size-complex="12pt"/>
    </style:style>
    <style:style style:name="T57" style:family="text">
      <style:text-properties fo:font-size="12pt" officeooo:rsid="005e8768" style:font-size-asian="12pt" style:font-size-complex="12pt"/>
    </style:style>
    <style:style style:name="T58" style:family="text">
      <style:text-properties fo:font-size="12pt" officeooo:rsid="00731ca0" style:font-size-asian="12pt" style:font-size-complex="12pt"/>
    </style:style>
    <style:style style:name="T59" style:family="text">
      <style:text-properties fo:font-size="12pt" officeooo:rsid="00852d7f" style:font-size-asian="12pt" style:font-size-complex="12pt"/>
    </style:style>
    <style:style style:name="T60" style:family="text">
      <style:text-properties fo:font-size="12pt" officeooo:rsid="00a58296" style:font-size-asian="12pt" style:font-size-complex="12pt"/>
    </style:style>
    <style:style style:name="T61" style:family="text">
      <style:text-properties fo:font-size="12pt" officeooo:rsid="00a70e7d" style:font-size-asian="12pt" style:font-size-complex="12pt"/>
    </style:style>
    <style:style style:name="T62" style:family="text">
      <style:text-properties fo:font-size="12pt" fo:font-weight="bold" officeooo:rsid="00731ca0" style:font-size-asian="12pt" style:font-weight-asian="bold" style:font-size-complex="12pt" style:font-weight-complex="bold"/>
    </style:style>
    <style:style style:name="T63" style:family="text">
      <style:text-properties fo:font-size="12pt" style:text-underline-style="solid" style:text-underline-width="auto" style:text-underline-color="font-color" fo:font-weight="bold" officeooo:rsid="0057115a" style:font-size-asian="12pt" style:font-weight-asian="bold" style:font-size-complex="12pt" style:font-weight-complex="bold"/>
    </style:style>
    <style:style style:name="T64" style:family="text">
      <style:text-properties fo:font-size="12pt" fo:font-style="italic" style:font-size-asian="12pt" style:font-style-asian="italic" style:font-size-complex="12pt" style:font-style-complex="italic"/>
    </style:style>
    <style:style style:name="T65" style:family="text">
      <style:text-properties fo:font-size="12pt" fo:font-style="italic" officeooo:rsid="005f2cd7" style:font-size-asian="12pt" style:font-style-asian="italic" style:font-size-complex="12pt" style:font-style-complex="italic"/>
    </style:style>
    <style:style style:name="T66" style:family="text">
      <style:text-properties fo:font-size="12pt" style:text-underline-style="none" fo:font-weight="normal" officeooo:rsid="00a70e7d" style:font-size-asian="12pt" style:font-weight-asian="normal" style:font-size-complex="12pt" style:font-weight-complex="normal"/>
    </style:style>
    <style:style style:name="T67" style:family="text">
      <style:text-properties style:text-position="sub 58%" style:font-name="Arial" style:text-underline-style="none" fo:font-weight="normal" style:font-weight-asian="normal" style:font-weight-complex="normal"/>
    </style:style>
    <style:style style:name="T68" style:family="text">
      <style:text-properties style:text-position="sub 58%" style:font-name="Arial" style:text-underline-style="none" fo:font-weight="bold" style:font-weight-asian="bold" style:font-weight-complex="bold"/>
    </style:style>
    <style:style style:name="T69" style:family="text">
      <style:text-properties style:text-position="0% 100%" style:font-name="Arial" style:text-underline-style="none" fo:font-weight="normal" style:font-weight-asian="normal" style:font-weight-complex="normal"/>
    </style:style>
    <style:style style:name="T70" style:family="text">
      <style:text-properties style:text-position="0% 100%" style:font-name="Arial" style:text-underline-style="none" fo:font-weight="normal" officeooo:rsid="00a09b0f" style:font-weight-asian="normal" style:font-weight-complex="normal"/>
    </style:style>
    <style:style style:name="T71" style:family="text">
      <style:text-properties style:text-position="0% 100%" style:font-name="Arial" style:text-underline-style="none" fo:font-weight="bold" style:font-weight-asian="bold" style:font-weight-complex="bold"/>
    </style:style>
    <style:style style:name="T72" style:family="text">
      <style:text-properties style:text-position="0% 100%" style:font-name="Arial" style:text-underline-style="none" fo:font-weight="bold" officeooo:rsid="00a09b0f" style:font-weight-asian="bold" style:font-weight-complex="bold"/>
    </style:style>
    <style:style style:name="T73" style:family="text">
      <style:text-properties style:text-position="0% 100%" style:font-name="Arial" style:text-underline-style="none" fo:font-weight="bold" officeooo:rsid="009d6566" style:font-weight-asian="bold" style:font-weight-complex="bold"/>
    </style:style>
    <style:style style:name="T74" style:family="text">
      <style:text-properties style:text-position="0% 100%" style:font-name="Arial" fo:font-style="italic" style:text-underline-style="none" fo:font-weight="normal" officeooo:rsid="00a09b0f" style:font-style-asian="italic" style:font-weight-asian="normal" style:font-style-complex="italic" style:font-weight-complex="normal"/>
    </style:style>
    <style:style style:name="T75" style:family="text">
      <style:text-properties style:text-position="0% 100%" style:font-name="Arial" fo:font-style="normal" style:text-underline-style="none" fo:font-weight="bold" style:font-style-asian="normal" style:font-weight-asian="bold" style:font-style-complex="normal" style:font-weight-complex="bold"/>
    </style:style>
    <style:style style:name="T76" style:family="text">
      <style:text-properties style:text-position="0% 100%" style:font-name="Arial" fo:font-style="normal" style:text-underline-style="none" fo:font-weight="bold" officeooo:rsid="00a09b0f" style:font-style-asian="normal" style:font-weight-asian="bold" style:font-style-complex="normal" style:font-weight-complex="bold"/>
    </style:style>
    <style:style style:name="T77" style:family="text">
      <style:text-properties fo:font-style="italic" style:font-style-asian="italic" style:font-style-complex="italic"/>
    </style:style>
    <style:style style:name="T78" style:family="text">
      <style:text-properties fo:font-style="italic" officeooo:rsid="00664ab2"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66f1a2"/>
    </style:style>
    <style:style style:name="T81" style:family="text">
      <style:text-properties officeooo:rsid="00731ca0"/>
    </style:style>
    <style:style style:name="T82" style:family="text">
      <style:text-properties fo:color="#dee6ef" loext:opacity="100%" style:font-name="Arial" fo:background-color="#ffd8ce" loext:char-shading-value="0"/>
    </style:style>
    <style:style style:name="T83" style:family="text">
      <style:text-properties fo:color="#dee6ef" loext:opacity="100%" style:font-name="Arial" fo:background-color="#dee7e5" loext:char-shading-value="0"/>
    </style:style>
    <style:style style:name="T84" style:family="text">
      <style:text-properties officeooo:rsid="00846913"/>
    </style:style>
    <style:style style:name="T85" style:family="text">
      <style:text-properties officeooo:rsid="0085cb96"/>
    </style:style>
    <style:style style:name="T86" style:family="text">
      <style:text-properties officeooo:rsid="00873822"/>
    </style:style>
    <style:style style:name="T87" style:family="text">
      <style:text-properties officeooo:rsid="008beace"/>
    </style:style>
    <style:style style:name="T88" style:family="text">
      <style:text-properties officeooo:rsid="0049064d"/>
    </style:style>
    <style:style style:name="T89" style:family="text">
      <style:text-properties officeooo:rsid="00462c48"/>
    </style:style>
    <style:style style:name="T90" style:family="text">
      <style:text-properties officeooo:rsid="0098cfe5"/>
    </style:style>
    <style:style style:name="T91" style:family="text">
      <style:text-properties officeooo:rsid="009b7461"/>
    </style:style>
    <style:style style:name="T92" style:family="text">
      <style:text-properties style:text-line-through-style="solid" style:text-line-through-type="single" style:text-position="0% 100%" style:font-name="Arial" fo:font-style="italic" style:text-underline-style="none" fo:font-weight="normal" officeooo:rsid="00a09b0f" style:font-style-asian="italic" style:font-weight-asian="normal" style:font-style-complex="italic" style:font-weight-complex="normal"/>
    </style:style>
    <style:style style:name="T93" style:family="text">
      <style:text-properties style:text-line-through-style="none" style:text-line-through-type="none"/>
    </style:style>
    <style:style style:name="T94" style:family="text">
      <style:text-properties style:text-line-through-style="none" style:text-line-through-type="none" fo:font-style="italic" style:font-style-asian="italic" style:font-style-complex="italic"/>
    </style:style>
    <style:style style:name="T95" style:family="text">
      <style:text-properties style:text-line-through-style="none" style:text-line-through-type="none" fo:font-weight="bold" style:font-weight-asian="bold" style:font-weight-complex="bold"/>
    </style:style>
    <style:style style:name="T96" style:family="text">
      <style:text-properties style:text-line-through-style="none" style:text-line-through-type="none" style:text-position="0% 100%" style:font-name="Arial" style:text-underline-style="none" fo:font-weight="normal" officeooo:rsid="00a09b0f" style:font-weight-asian="normal" style:font-weight-complex="normal"/>
    </style:style>
    <style:style style:name="T97" style:family="text">
      <style:text-properties style:text-line-through-style="none" style:text-line-through-type="none" style:text-position="0% 100%" style:font-name="Arial" style:text-underline-style="none" fo:font-weight="bold" officeooo:rsid="00a09b0f" style:font-weight-asian="bold" style:font-weight-complex="bold"/>
    </style:style>
    <style:style style:name="T98" style:family="text">
      <style:text-properties style:text-line-through-style="none" style:text-line-through-type="none" style:text-position="0% 100%" style:font-name="Arial" fo:font-style="italic" style:text-underline-style="none" fo:font-weight="normal" officeooo:rsid="00a09b0f" style:font-style-asian="italic" style:font-weight-asian="normal" style:font-style-complex="italic" style:font-weight-complex="normal"/>
    </style:style>
    <style:style style:name="T99" style:family="text">
      <style:text-properties style:text-line-through-style="none" style:text-line-through-type="none" style:text-position="0% 100%" style:font-name="Arial" fo:font-style="normal" style:text-underline-style="none" fo:font-weight="bold" officeooo:rsid="00a09b0f" style:font-style-asian="normal" style:font-weight-asian="bold" style:font-style-complex="normal" style:font-weight-complex="bold"/>
    </style:style>
    <style:style style:name="T100" style:family="text">
      <style:text-properties officeooo:rsid="00a2d482"/>
    </style:style>
    <style:style style:name="T101" style:family="text">
      <style:text-properties officeooo:rsid="00a4064e"/>
    </style:style>
    <style:style style:name="T102" style:family="text">
      <style:text-properties officeooo:rsid="00a70e7d"/>
    </style:style>
    <style:style style:name="T103" style:family="text">
      <style:text-properties fo:color="#ffffff" loext:opacity="100%" style:font-name="Arial"/>
    </style:style>
    <style:style style:name="T104" style:family="text">
      <style:text-properties style:font-name="Arial" fo:font-size="18pt" style:font-size-asian="15pt" style:font-size-complex="18pt"/>
    </style:style>
    <style:style style:name="T105" style:family="text">
      <style:text-properties style:font-name="Arial" fo:background-color="#dee6ef"/>
    </style:style>
    <style:style style:name="T106" style:family="text">
      <style:text-properties style:font-name="Arial" fo:background-color="#dee7e5"/>
    </style:style>
    <style:style style:name="T107" style:family="text">
      <style:text-properties style:font-name="Arial" fo:background-color="#ffd7d7"/>
    </style:style>
    <style:style style:name="T108" style:family="text">
      <style:text-properties style:font-name="Arial" fo:font-size="10.5pt" fo:font-style="italic" style:font-size-asian="9pt" style:font-style-asian="italic" style:font-size-complex="10.5pt" style:font-style-complex="italic"/>
    </style:style>
    <style:style style:name="T109" style:family="text">
      <style:text-properties style:font-name="Arial" fo:font-size="10pt" fo:font-style="italic" style:font-size-asian="10pt" style:font-style-asian="italic" style:font-size-complex="10pt" style:font-style-complex="italic"/>
    </style:style>
    <style:style style:name="T110" style:family="text">
      <style:text-properties style:font-name="Arial" fo:font-size="18pt" style:text-underline-style="none" fo:font-weight="bold" style:font-size-asian="15pt" style:font-weight-asian="bold" style:font-size-complex="18pt" style:font-weight-complex="bold"/>
    </style:style>
    <style:style style:name="T111" style:family="text">
      <style:text-properties style:font-name="Arial" fo:font-size="14pt" style:text-underline-style="solid" style:text-underline-width="auto" style:text-underline-color="font-color" fo:font-weight="normal" style:font-size-asian="12pt" style:font-weight-asian="normal" style:font-size-complex="14pt" style:font-weight-complex="normal"/>
    </style:style>
    <style:style style:name="T112" style:family="text">
      <style:text-properties style:font-name="Arial" fo:font-size="12pt"/>
    </style:style>
    <style:style style:name="T113" style:family="text">
      <style:text-properties fo:color="#ffffff" loext:opacity="100%" style:font-name="Arial" fo:font-size="7pt" style:font-size-asian="5.40000009536743pt" style:font-size-complex="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2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bitmap" draw:fill-image-name="Wide_20_Downward_20_Diagonal" draw:opacity="18%" draw:textarea-horizontal-align="justify" draw:textarea-vertical-align="middle" draw:auto-grow-height="false" fo:min-height="2.26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dash" draw:stroke-dash="Dashed_20__28_var_29_" svg:stroke-width="0.035cm" svg:stroke-color="#00000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35cm" svg:stroke-color="#000000" draw:marker-start-width="0.406cm" draw:marker-end-width="0.406cm" draw:fill-color="#00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8" style:family="graphic">
      <style:graphic-properties svg:stroke-width="0.053cm" svg:stroke-color="#77bc65"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9" style:family="graphic">
      <style:graphic-properties draw:stroke="none" svg:stroke-color="#000000" draw:fill="none" draw:fill-color="#ffffff" fo:min-height="0.732cm" style:run-through="foreground"/>
      <style:paragraph-properties style:writing-mode="lr-tb"/>
    </style:style>
    <style:style style:name="gr10" style:family="graphic">
      <style:graphic-properties draw:stroke="dash" draw:stroke-dash="Dashed_20__28_var_29_" svg:stroke-width="0.035cm" svg:stroke-color="#000000" draw:marker-start-width="0.406cm" draw:marker-end-width="0.406cm" draw:fill="none" draw:textarea-vertical-align="middle" draw:auto-grow-height="false" fo:min-height="8.985cm" fo:min-width="0.0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Dashed_20__28_var_29_" svg:stroke-width="0.035cm" svg:stroke-color="#000000" draw:marker-start-width="0.406cm" draw:marker-end-width="0.406cm" draw:fill="none" draw:textarea-vertical-align="middle" draw:auto-grow-height="false" fo:min-height="0.984cm" fo:min-width="0.09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ashed_20__28_var_29_" svg:stroke-width="0.035cm" svg:stroke-color="#000000" draw:marker-start-width="0.406cm" draw:marker-end-width="0.406cm" draw:fill="none" draw:textarea-vertical-align="middle" draw:auto-grow-height="false" fo:min-height="3.91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bitmap" draw:fill-image-name="Wide_20_Downward_20_Diagonal" draw:opacity="18%" draw:textarea-horizontal-align="justify" draw:textarea-vertical-align="middle" draw:auto-grow-height="false" fo:min-height="1.70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Dashed_20__28_var_29_" svg:stroke-width="0.035cm" svg:stroke-color="#000000" draw:marker-start-width="0.406cm" draw:marker-end-width="0.406cm" draw:fill="none" draw:textarea-vertical-align="middle" draw:auto-grow-height="false" fo:min-height="8.00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53cm" svg:stroke-color="#e8a202"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2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53cm" svg:stroke-color="#ff0000" draw:marker-start-width="0.432cm" draw:marker-end-width="0.432cm" draw:fill-color="#ffffff" draw:textarea-horizontal-align="justify" draw:textarea-vertical-align="middle" draw:auto-grow-height="false" fo:min-height="0.619cm" fo:min-width="0.621cm" fo:padding-top="0.026cm" fo:padding-bottom="0.026cm" fo:padding-left="0.026cm" fo:padding-right="0.026cm" style:run-through="foreground"/>
    </style:style>
    <style:style style:name="gr26" style:family="graphic">
      <style:graphic-properties draw:stroke="none" svg:stroke-color="#000000" draw:fill="none" draw:fill-color="#ffffff" fo:min-height="0.762cm" style:run-through="foreground"/>
      <style:paragraph-properties style:writing-mode="lr-tb"/>
    </style:style>
    <style:style style:name="gr27"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dash" draw:stroke-dash="Dashed_20__28_var_29_" svg:stroke-width="0.028cm" svg:stroke-color="#000000" draw:marker-start-width="0.395cm" draw:marker-end-width="0.395cm" draw:fill="none" draw:textarea-vertical-align="middle" draw:auto-grow-height="false" fo:min-height="0.924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dash" draw:stroke-dash="Dashed_20__28_var_29_" svg:stroke-width="0.028cm" svg:stroke-color="#000000" draw:marker-start-width="0.395cm" draw:marker-end-width="0.395cm" draw:fill="none" draw:textarea-vertical-align="middle" draw:auto-grow-height="false" fo:min-height="1.633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ffffff" draw:fill="gradient" draw:fill-color="#ffffff" draw:fill-gradient-name="Gradient_20_1" draw:gradient-step-count="0" draw:textarea-horizontal-align="justify" draw:textarea-vertical-align="middle" draw:auto-grow-height="false" fo:min-height="2.61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053cm" svg:stroke-color="#ff0000"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34"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dash" draw:stroke-dash="Dashed_20__28_var_29_" svg:stroke-width="0.028cm" svg:stroke-color="#000000" draw:marker-start-width="0.395cm" draw:marker-end-width="0.395cm" draw:fill="none" draw:textarea-vertical-align="middle" draw:auto-grow-height="false" fo:min-height="1.565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dash" draw:stroke-dash="Dashed_20__28_var_29_" svg:stroke-width="0.028cm" svg:stroke-color="#000000" draw:marker-start-width="0.395cm" draw:marker-end-width="0.395cm" draw:fill="none" draw:textarea-vertical-align="middle" draw:auto-grow-height="false" fo:min-height="3.371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bitmap" draw:fill-image-name="Wide_20_Downward_20_Diagonal" draw:opacity="18%" draw:textarea-horizontal-align="justify" draw:textarea-vertical-align="middle" draw:auto-grow-height="false" fo:min-height="1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dash" draw:stroke-dash="Dashed_20__28_var_29_" svg:stroke-width="0.028cm" svg:stroke-color="#000000" draw:marker-start-width="0.395cm" draw:marker-end-width="0.395cm" draw:fill="none" draw:textarea-vertical-align="middle" draw:auto-grow-height="false" fo:min-height="5.808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dash" draw:stroke-dash="Dashed_20__28_var_29_" svg:stroke-width="0.028cm" svg:stroke-color="#000000" draw:marker-start-width="0.395cm" draw:marker-end-width="0.395cm" draw:fill="none" draw:textarea-vertical-align="middle" draw:auto-grow-height="false" fo:min-height="2.746cm" fo:min-width="0.14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textarea-horizontal-align="justify" draw:textarea-vertical-align="middle" draw:auto-grow-height="false" fo:min-height="17.244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5" draw:z-index="81" draw:name="Form1" draw:style-name="gr7">
        <draw:custom-shape draw:name="Form7_1" draw:style-name="gr8" draw:text-style-name="P82" svg:width="0.927cm" svg:height="0.927cm" svg:x="1.984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0" draw:style-name="gr9" draw:text-style-name="P79" svg:width="0.385cm" svg:height="0.733cm" svg:x="2.294cm" svg:y="2.073cm">
          <draw:text-box>
            <text:p><text:span text:style-name="T104">3</text:span></text:p>
          </draw:text-box>
        </draw:frame>
      </draw:g>
      <draw:g text:anchor-type="page" text:anchor-page-number="3" draw:z-index="32" draw:name="Form2" draw:style-name="gr7">
        <draw:custom-shape draw:name="Form7_2" draw:style-name="gr23" draw:text-style-name="P82" svg:width="0.927cm" svg:height="0.927cm" svg:x="2.058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2" draw:style-name="gr9" draw:text-style-name="P79" svg:width="0.366cm" svg:height="0.733cm" svg:x="2.353cm" svg:y="2.087cm">
          <draw:text-box>
            <text:p><text:span text:style-name="T104">2</text:span></text:p>
          </draw:text-box>
        </draw:frame>
      </draw:g>
      <text:p text:style-name="P19"><draw:custom-shape text:anchor-type="paragraph" draw:z-index="1" draw:name="Form2" draw:style-name="gr45" draw:text-style-name="P83" svg:width="0.398cm" svg:height="2.895cm" draw:transform="rotate (1.5707963267949) translate (7.826375cm 2.58409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 draw:name="Form3" draw:style-name="gr44" draw:text-style-name="P79" svg:width="3.874cm" svg:height="0.68cm" svg:x="7.509cm" svg:y="1.674cm"><draw:text-box><text:p><text:span text:style-name="T29">W</text:span><text:span text:style-name="T29">o</text:span><text:span text:style-name="T29">r</text:span><text:span text:style-name="T29">t</text:span><text:span text:style-name="T29">b</text:span><text:span text:style-name="T29">r</text:span><text:span text:style-name="T29">e</text:span><text:span text:style-name="T29">i</text:span><text:span text:style-name="T29">t</text:span><text:span text:style-name="T29">e</text:span><text:span text:style-name="T29">:</text:span><text:span text:style-name="T29"> </text:span><text:span text:style-name="T29">3</text:span><text:span text:style-name="T29">2</text:span><text:span text:style-name="T29"> </text:span><text:span text:style-name="T29">B</text:span><text:span text:style-name="T29">i</text:span><text:span text:style-name="T29">t</text:span><text:span text:style-name="T29">s</text:span></text:p></draw:text-box></draw:frame><draw:custom-shape text:anchor-type="paragraph" draw:z-index="12" draw:name="Form2_1" draw:style-name="gr37" draw:text-style-name="P83" svg:width="0.398cm" svg:height="3.587cm" svg:x="10.862cm" svg:y="11.6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5" draw:name="Form2_2" draw:style-name="gr35" draw:text-style-name="P83" svg:width="0.398cm" svg:height="1.678cm" svg:x="10.862cm" svg:y="15.24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9" draw:name="Form6_1" draw:style-name="gr39" draw:text-style-name="P78" svg:width="2.892cm" svg:height="1.001cm" svg:x="7.83cm" svg:y="10.645cm"><text:p/><draw:enhanced-geometry svg:viewBox="0 0 21600 21600" draw:type="rectangle" draw:enhanced-path="M 0 0 L 21600 0 21600 21600 0 21600 0 0 Z N"/></draw:custom-shape><draw:custom-shape text:anchor-type="paragraph" draw:z-index="23" draw:name="Form2_5" draw:style-name="gr29" draw:text-style-name="P83" svg:width="0.398cm" svg:height="1.003cm" svg:x="10.862cm" svg:y="10.65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SpaceWire Router – Speichertabelle <text:span text:style-name="T90">(spwrouterregister_ext)</text:span></text:p>
      <text:p text:style-name="P71"><draw:g text:anchor-type="paragraph" draw:z-index="19" draw:name="Form3" draw:style-name="gr24"><draw:custom-shape draw:name="Form7_3" draw:style-name="gr33" draw:text-style-name="P82" svg:width="0.927cm" svg:height="0.927cm" svg:x="8.759cm" svg:y="6.3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9" draw:text-style-name="P79" svg:width="0.352cm" svg:height="0.733cm" svg:x="9.029cm" svg:y="6.442cm"><draw:text-box><text:p><text:span text:style-name="T104">1</text:span></text:p></draw:text-box></draw:frame></draw:g><draw:g text:anchor-type="paragraph" draw:z-index="18" draw:name="Form4" draw:style-name="gr24"><draw:custom-shape draw:name="Form7_2" draw:style-name="gr23" draw:text-style-name="P82" svg:width="0.927cm" svg:height="0.927cm" svg:x="8.777cm" svg:y="12.3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2" draw:style-name="gr9" draw:text-style-name="P79" svg:width="0.366cm" svg:height="0.733cm" svg:x="9.072cm" svg:y="12.416cm"><draw:text-box><text:p><text:span text:style-name="T104">2</text:span></text:p></draw:text-box></draw:frame></draw:g><draw:g text:anchor-type="paragraph" draw:z-index="17" draw:name="Form5" draw:style-name="gr24"><draw:custom-shape draw:name="Form7_1" draw:style-name="gr8" draw:text-style-name="P82" svg:width="0.927cm" svg:height="0.927cm" svg:x="8.797cm" svg:y="14.9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0" draw:style-name="gr9" draw:text-style-name="P79" svg:width="0.385cm" svg:height="0.733cm" svg:x="9.079cm" svg:y="15.018cm"><draw:text-box><text:p><text:span text:style-name="T104">3</text:span></text:p></draw:text-box></draw:frame></draw:g><draw:custom-shape text:anchor-type="paragraph" draw:z-index="34" draw:name="Form6" draw:style-name="gr21" draw:text-style-name="P78" svg:width="2.892cm" svg:height="1.71cm" svg:x="7.83cm" svg:y="2.064cm"><text:p/><draw:enhanced-geometry svg:viewBox="0 0 21600 21600" draw:type="rectangle" draw:enhanced-path="M 0 0 L 21600 0 21600 21600 0 21600 0 0 Z N"/></draw:custom-shape><draw:frame text:anchor-type="paragraph" draw:z-index="25" draw:name="Form9" draw:style-name="gr27" draw:text-style-name="P92" svg:width="6.732cm" svg:height="0.78cm" svg:x="10.874cm" svg:y="18.6cm"><draw:text-box><text:p><text:span text:style-name="T110">Σ </text:span><text:span text:style-name="T111">13</text:span><text:span text:style-name="T111">08 </text:span><text:span text:style-name="T111">B</text:span><text:span text:style-name="T111">yt</text:span><text:span text:style-name="T111">es </text:span><text:span text:style-name="T111">(1</text:span><text:span text:style-name="T111">0,</text:span><text:span text:style-name="T111">45 </text:span><text:span text:style-name="T111">kb</text:span><text:span text:style-name="T111">its</text:span><text:span text:style-name="T111">)</text:span></text:p></draw:text-box></draw:frame><draw:line text:anchor-type="paragraph" draw:z-index="90" draw:name="Form4" draw:style-name="gr6" draw:text-style-name="P81" svg:x1="0.111cm" svg:y1="2.064cm" svg:x2="10.721cm" svg:y2="2.064cm"><text:p/></draw:line><draw:frame text:anchor-type="paragraph" draw:z-index="3" draw:name="Form3_0" draw:style-name="gr43" draw:text-style-name="P79" svg:width="6.97cm" svg:height="0.526cm" svg:x="0.111cm" svg:y="1.538cm"><draw:text-box><text:p><text:span text:style-name="T29">OFFS</text:span><text:span text:style-name="T29">ET_R</text:span><text:span text:style-name="T29">OUTE</text:span><text:span text:style-name="T29">R + </text:span><text:span text:style-name="T29">0x000</text:span><text:span text:style-name="T29">0_000</text:span><text:span text:style-name="T29">0</text:span></text:p></draw:text-box></draw:frame><draw:frame text:anchor-type="paragraph" draw:z-index="96" draw:name="Form5_1" draw:style-name="gr1" draw:text-style-name="P77" svg:width="2.326cm" svg:height="0.569cm" draw:transform="rotate (-0.785398163397448) translate (8.72419444444444cm 16.3865277777778cm)"><draw:text-box><text:p><text:span text:style-name="T103">Unbenu</text:span><text:span text:style-name="T103">tzt</text:span></text:p></draw:text-box></draw:frame><draw:custom-shape text:anchor-type="paragraph" draw:z-index="95" draw:name="Form6_0" draw:style-name="gr2" draw:text-style-name="P78" svg:width="2.892cm" svg:height="2.26cm" svg:x="7.83cm" svg:y="16.29cm"><text:p/><draw:enhanced-geometry svg:viewBox="0 0 21600 21600" draw:type="rectangle" draw:enhanced-path="M 0 0 L 21600 0 21600 21600 0 21600 0 0 Z N"/></draw:custom-shape><draw:custom-shape text:anchor-type="paragraph" draw:z-index="20" draw:name="Form32" draw:style-name="gr32" draw:text-style-name="P93" svg:width="2.892cm" svg:height="2.62cm" svg:x="7.83cm" svg:y="16.891cm"><text:p/><draw:enhanced-geometry svg:viewBox="0 0 21600 21600" draw:type="rectangle" draw:enhanced-path="M 0 0 L 21600 0 21600 21600 0 21600 0 0 Z N"/></draw:custom-shape><draw:line text:anchor-type="paragraph" draw:z-index="91" draw:name="Form34" draw:style-name="gr5" draw:text-style-name="P80" svg:x1="7.83cm" svg:y1="18.549cm" svg:x2="17.399cm" svg:y2="18.549cm"><text:p/></draw:line><draw:frame text:anchor-type="paragraph" draw:z-index="16" draw:name="Form3_8" draw:style-name="gr34" draw:text-style-name="P91" svg:width="5.659cm" svg:height="1.098cm" svg:x="11.356cm" svg:y="15.173cm"><draw:text-box><text:p><text:span text:style-name="T112">R</text:span><text:span text:style-name="T112">o</text:span><text:span text:style-name="T112">ut</text:span><text:span text:style-name="T112">e</text:span><text:span text:style-name="T112">r: </text:span><text:span text:style-name="T112">Z</text:span><text:span text:style-name="T112">u</text:span><text:span text:style-name="T112">st</text:span><text:span text:style-name="T112">a</text:span><text:span text:style-name="T112">n</text:span><text:span text:style-name="T112">d </text:span><text:span text:style-name="T112">&amp; </text:span><text:span text:style-name="T112">S</text:span><text:span text:style-name="T112">te</text:span><text:span text:style-name="T112">u</text:span><text:span text:style-name="T112">e</text:span><text:span text:style-name="T112">r</text:span><text:span text:style-name="T112">u</text:span><text:span text:style-name="T112">n</text:span><text:span text:style-name="T112">g </text:span><text:span text:style-name="T112">in</text:span><text:span text:style-name="T112">kl</text:span><text:span text:style-name="T112">. </text:span><text:span text:style-name="T112">Ti</text:span><text:span text:style-name="T112">m</text:span><text:span text:style-name="T112">e </text:span><text:span text:style-name="T112">C</text:span><text:span text:style-name="T112">o</text:span><text:span text:style-name="T112">d</text:span><text:span text:style-name="T112">e</text:span><text:span text:style-name="T112">s </text:span><text:span text:style-name="T112">(</text:span><text:span text:style-name="T112">2</text:span><text:span text:style-name="T112">8 </text:span><text:span text:style-name="T112">B</text:span><text:span text:style-name="T112">yt</text:span><text:span text:style-name="T112">e</text:span><text:span text:style-name="T112">s)</text:span></text:p></draw:text-box></draw:frame><draw:frame text:anchor-type="paragraph" draw:z-index="13" draw:name="Form3_6" draw:style-name="gr34" draw:text-style-name="P79" svg:width="5.314cm" svg:height="1.098cm" svg:x="11.358cm" svg:y="12.506cm"><draw:text-box><text:p><text:span text:style-name="T29">P</text:span><text:span text:style-name="T29">h</text:span><text:span text:style-name="T29">y</text:span><text:span text:style-name="T29">s</text:span><text:span text:style-name="T29">i</text:span><text:span text:style-name="T29">s</text:span><text:span text:style-name="T29">c</text:span><text:span text:style-name="T29">h</text:span><text:span text:style-name="T29">e</text:span><text:span text:style-name="T29"> </text:span><text:span text:style-name="T29">P</text:span><text:span text:style-name="T29">o</text:span><text:span text:style-name="T29">r</text:span><text:span text:style-name="T29">t</text:span><text:span text:style-name="T29">s</text:span><text:span text:style-name="T29">:</text:span><text:span text:style-name="T29"> </text:span><text:span text:style-name="T29">Z</text:span><text:span text:style-name="T29">u</text:span><text:span text:style-name="T29">s</text:span><text:span text:style-name="T29">t</text:span><text:span text:style-name="T29">a</text:span><text:span text:style-name="T29">n</text:span><text:span text:style-name="T29">d</text:span><text:span text:style-name="T29"> </text:span><text:span text:style-name="T29">&amp;</text:span><text:span text:style-name="T29"> </text:span><text:span text:style-name="T29">S</text:span><text:span text:style-name="T29">t</text:span><text:span text:style-name="T29">e</text:span><text:span text:style-name="T29">u</text:span><text:span text:style-name="T29">e</text:span><text:span text:style-name="T29">r</text:span><text:span text:style-name="T29">u</text:span><text:span text:style-name="T29">n</text:span><text:span text:style-name="T29">g</text:span><text:span text:style-name="T29"> </text:span><text:span text:style-name="T29">(</text:span><text:span text:style-name="T29">2</text:span><text:span text:style-name="T29">5</text:span><text:span text:style-name="T29">6</text:span><text:span text:style-name="T29"> </text:span><text:span text:style-name="T29">B</text:span><text:span text:style-name="T29">y</text:span><text:span text:style-name="T29">t</text:span><text:span text:style-name="T29">e</text:span><text:span text:style-name="T29">s</text:span><text:span text:style-name="T29">)</text:span></text:p></draw:text-box></draw:frame><draw:custom-shape text:anchor-type="paragraph" draw:z-index="0" draw:name="Form1" draw:style-name="gr46" svg:width="2.892cm" svg:height="17.245cm" svg:x="7.83cm" svg:y="2.064cm"><text:p/><draw:enhanced-geometry svg:viewBox="0 0 21600 21600" draw:type="rectangle" draw:enhanced-path="M 0 0 L 21600 0 21600 21600 0 21600 0 0 Z N"/></draw:custom-shape><draw:line text:anchor-type="paragraph" draw:z-index="89" draw:name="Form4_0" draw:style-name="gr6" draw:text-style-name="P81" svg:x1="0.111cm" svg:y1="3.773cm" svg:x2="10.721cm" svg:y2="3.773cm"><text:p/></draw:line><draw:custom-shape text:anchor-type="paragraph" draw:z-index="21" draw:name="Form2_4" draw:style-name="gr31" draw:text-style-name="P83" svg:width="0.398cm" svg:height="1.751cm" svg:x="10.86cm" svg:y="2.0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2" draw:name="Form3_9" draw:style-name="gr30" draw:text-style-name="P79" svg:width="5.748cm" svg:height="0.692cm" svg:x="11.361cm" svg:y="2.549cm"><draw:text-box><text:p><text:span text:style-name="T29">128 Bytes </text:span><text:span text:style-name="T29">(nicht </text:span><text:span text:style-name="T29">adressierba</text:span><text:span text:style-name="T29">r)</text:span></text:p></draw:text-box></draw:frame><draw:line text:anchor-type="paragraph" draw:z-index="26" draw:name="Form4_1" draw:style-name="gr6" draw:text-style-name="P81" svg:x1="-0.166cm" svg:y1="9.994cm" svg:x2="10.721cm" svg:y2="9.994cm"><text:p/></draw:line><draw:line text:anchor-type="paragraph" draw:z-index="27" draw:name="Form4_2" draw:style-name="gr6" draw:text-style-name="P81" svg:x1="0.111cm" svg:y1="10.994cm" svg:x2="10.721cm" svg:y2="10.994cm"><text:p/></draw:line><draw:frame text:anchor-type="paragraph" draw:z-index="10" draw:name="Form5_0" draw:style-name="gr1" draw:text-style-name="P77" svg:width="1.343cm" svg:height="0.569cm" draw:transform="rotate (-0.785398163397448) translate (8.97113888888889cm 9.99419444444444cm)"><draw:text-box><text:p><text:span text:style-name="T113">Unbenutzt</text:span></text:p></draw:text-box></draw:frame><draw:frame text:anchor-type="paragraph" draw:z-index="97" draw:name="Form5_ 1" draw:style-name="gr1" draw:text-style-name="P77" svg:width="2.326cm" svg:height="0.569cm" draw:transform="rotate (-0.785398163397448) translate (8.72419444444444cm 2.05140277777778cm)"><draw:text-box><text:p><text:span text:style-name="T103">Unbenutzt</text:span></text:p></draw:text-box></draw:frame><draw:frame text:anchor-type="paragraph" draw:z-index="4" draw:name="Form3_1" draw:style-name="gr42" draw:text-style-name="P79" svg:width="7.72cm" svg:height="0.548cm" svg:x="0.111cm" svg:y="3.226cm"><draw:text-box><text:p><text:span text:style-name="T29">OFFSET_ROUTER </text:span><text:span text:style-name="T29">+ 0x0000_0080 (32)</text:span></text:p></draw:text-box></draw:frame><draw:custom-shape text:anchor-type="paragraph" draw:z-index="6" draw:name="Form2_0" draw:style-name="gr41" draw:text-style-name="P83" svg:width="0.398cm" svg:height="6.159cm" svg:x="10.86cm" svg:y="3.8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5" draw:name="Form3_2" draw:style-name="gr36" draw:text-style-name="P79" svg:width="8.203cm" svg:height="0.56cm" svg:x="-0.166cm" svg:y="9.435cm"><draw:text-box><text:p><text:span text:style-name="T29">O</text:span><text:span text:style-name="T29">F</text:span><text:span text:style-name="T29">F</text:span><text:span text:style-name="T29">S</text:span><text:span text:style-name="T29">E</text:span><text:span text:style-name="T29">T</text:span><text:span text:style-name="T29">_</text:span><text:span text:style-name="T29">R</text:span><text:span text:style-name="T29">O</text:span><text:span text:style-name="T29">U</text:span><text:span text:style-name="T29">T</text:span><text:span text:style-name="T29">E</text:span><text:span text:style-name="T29">R</text:span><text:span text:style-name="T29"> </text:span><text:span text:style-name="T29">+</text:span><text:span text:style-name="T29"> </text:span><text:span text:style-name="T29">0</text:span><text:span text:style-name="T29">x</text:span><text:span text:style-name="T29">0</text:span><text:span text:style-name="T29">0</text:span><text:span text:style-name="T29">0</text:span><text:span text:style-name="T29">0</text:span><text:span text:style-name="T29">_</text:span><text:span text:style-name="T29">0</text:span><text:span text:style-name="T29">3</text:span><text:span text:style-name="T29">F</text:span><text:span text:style-name="T29">8</text:span><text:span text:style-name="T29"> </text:span><text:span text:style-name="T29">(</text:span><text:span text:style-name="T29">2</text:span><text:span text:style-name="T29">5</text:span><text:span text:style-name="T29">4</text:span><text:span text:style-name="T29">)</text:span></text:p></draw:text-box></draw:frame><draw:frame text:anchor-type="paragraph" draw:z-index="8" draw:name="Form3_4" draw:style-name="gr40" draw:text-style-name="P79" svg:width="6.868cm" svg:height="0.5cm" svg:x="0.111cm" svg:y="10.433cm"><draw:text-box><text:p><text:span text:style-name="T29">O</text:span><text:span text:style-name="T29">F</text:span><text:span text:style-name="T29">F</text:span><text:span text:style-name="T29">S</text:span><text:span text:style-name="T29">E</text:span><text:span text:style-name="T29">T</text:span><text:span text:style-name="T29">_</text:span><text:span text:style-name="T29">R</text:span><text:span text:style-name="T29">O</text:span><text:span text:style-name="T29">U</text:span><text:span text:style-name="T29">T</text:span><text:span text:style-name="T29">E</text:span><text:span text:style-name="T29">R</text:span><text:span text:style-name="T29"> </text:span><text:span text:style-name="T29">+</text:span><text:span text:style-name="T29"> </text:span><text:span text:style-name="T29">0</text:span><text:span text:style-name="T29">x</text:span><text:span text:style-name="T29">0</text:span><text:span text:style-name="T29">0</text:span><text:span text:style-name="T29">0</text:span><text:span text:style-name="T29">0</text:span><text:span text:style-name="T29">_</text:span><text:span text:style-name="T29">0</text:span><text:span text:style-name="T29">4</text:span><text:span text:style-name="T29">0</text:span><text:span text:style-name="T29">0</text:span></text:p></draw:text-box></draw:frame><draw:frame text:anchor-type="paragraph" draw:z-index="11" draw:name="Form3_5" draw:style-name="gr38" draw:text-style-name="P79" svg:width="6.868cm" svg:height="0.535cm" svg:x="0.111cm" svg:y="14.062cm"><draw:text-box><text:p><text:span text:style-name="T29">OFFSET</text:span><text:span text:style-name="T29">_ROUTE</text:span><text:span text:style-name="T29">R + </text:span><text:span text:style-name="T29">0x0000_0</text:span><text:span text:style-name="T29">500</text:span></text:p></draw:text-box></draw:frame><draw:frame text:anchor-type="paragraph" draw:z-index="14" draw:name="Form3_7" draw:style-name="gr36" draw:text-style-name="P79" svg:width="6.97cm" svg:height="0.56cm" svg:x="0.111cm" svg:y="15.73cm"><draw:text-box><text:p><text:span text:style-name="T29">OFFSET</text:span><text:span text:style-name="T29">_ROUTE</text:span><text:span text:style-name="T29">R + </text:span><text:span text:style-name="T29">0x0000_0</text:span><text:span text:style-name="T29">51C</text:span></text:p></draw:text-box></draw:frame><draw:line text:anchor-type="paragraph" draw:z-index="28" draw:name="Form4_3" draw:style-name="gr6" draw:text-style-name="P81" svg:x1="0.111cm" svg:y1="14.596cm" svg:x2="10.721cm" svg:y2="14.596cm"><text:p/></draw:line><draw:line text:anchor-type="paragraph" draw:z-index="29" draw:name="Form4_4" draw:style-name="gr6" draw:text-style-name="P81" svg:x1="0.111cm" svg:y1="16.29cm" svg:x2="10.721cm" svg:y2="16.29cm"><text:p/></draw:line><draw:frame text:anchor-type="paragraph" draw:z-index="24" draw:name="Form3_10" draw:style-name="gr28" draw:text-style-name="P79" svg:width="4.266cm" svg:height="0.562cm" svg:x="11.361cm" svg:y="10.22cm"><draw:text-box><text:p><text:span text:style-name="T29">4 </text:span><text:span text:style-name="T29">Byt</text:span><text:span text:style-name="T29">es </text:span><text:span text:style-name="T29">(ad</text:span><text:span text:style-name="T29">res</text:span><text:span text:style-name="T29">sie</text:span><text:span text:style-name="T29">rba</text:span><text:span text:style-name="T29">r)</text:span></text:p></draw:text-box></draw:frame><draw:frame text:anchor-type="paragraph" draw:z-index="7" draw:name="Form3_3" draw:style-name="gr15" draw:text-style-name="P79" svg:width="3.874cm" svg:height="0.976cm" svg:x="11.421cm" svg:y="6.627cm"><draw:text-box><text:p><text:span text:style-name="T29">Routin</text:span><text:span text:style-name="T29">g </text:span><text:span text:style-name="T29">Tabell</text:span><text:span text:style-name="T29">e</text:span></text:p><text:p><text:span text:style-name="T29">(892 </text:span><text:span text:style-name="T29">Bytes)</text:span></text:p></draw:text-box></draw:frame></text:p>
      <text:p text:style-name="P17"><draw:g text:anchor-type="paragraph" draw:z-index="30" draw:name="Form10" draw:style-name="gr24"><draw:custom-shape draw:name="Form7_3" draw:style-name="gr25" draw:text-style-name="P90" svg:width="0.95cm" svg:height="0.952cm" svg:x="0.07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26" draw:text-style-name="P91" svg:width="0.362cm" svg:height="0.763cm" svg:x="0.326cm" svg:y="0.141cm"><draw:text-box><text:p><text:span text:style-name="T104">1</text:span></text:p></draw:text-box></draw:frame></draw:g><text:tab/></text:p>
      <text:p text:style-name="P2"><text:span text:style-name="T2"><text:s text:c="5"/></text:span><text:span text:style-name="T4"><text:tab/></text:span><text:span text:style-name="T2">Routing Tabelle (8</text:span><text:span text:style-name="T3">92</text:span><text:span text:style-name="T2"> Bytes)</text:span></text:p>
      <text:p text:style-name="P20"/>
      <text:p text:style-name="P4"><text:span text:style-name="T8">S</text:span><text:span text:style-name="T9">paceWire unterstützt 222 logische Ports (32 - 254). Für jeden logischen Port ist in der Routing </text:span><text:span text:style-name="T16">T</text:span><text:span text:style-name="T9">abelle eine Zeile reserviert. Da maximal 32 physische Ports (0 - 31) unterstützt werden und die Wortbreite des Registers 32 Bit beträgt, wird jedes Bit auf einen physischen Port abgebildet. Bits die auf physische Ports abgebildet werden, die nicht existent sind (weil die Routerinstanz keine 32 physische Ports besitzt), werden bei der Auswertung ignoriert. Soll ein logischer Port auf mehrere physische Ports abgebildet werden (also Multicast oder Broadcast ermöglichen), können mehrere physische Ports markiert werden. (NOCH NICHT IMPLEMENTIERT!)</text:span></text:p>
      <text:p text:style-name="P6"/>
      <text:p text:style-name="P5"><text:span text:style-name="T17">B</text:span><text:span text:style-name="T18">eispiel</text:span><text:span text:style-name="T10">: </text:span><text:span text:style-name="T15">Ein </text:span><text:span text:style-name="T10">Router besitzt 13 physische Ports </text:span><text:span text:style-name="T15">(0-12)</text:span><text:span text:style-name="T10">. Der logische Port 126 soll so konfiguriert werden, dass Pakete mit dieser Adresse den physischen Port 8 </text:span><text:span text:style-name="T11">am Router </text:span><text:span text:style-name="T10">wieder verlassen. Der Eintrag </text:span><text:span text:style-name="T13">in der Adresse</text:span><text:span text:style-name="T10"> 0x4000_01</text:span><text:span text:style-name="T11">F</text:span><text:span text:style-name="T10">8 </text:span><text:span text:style-name="T12">(126)</text:span><text:span text:style-name="T10"> muss dann wie folgt </text:span><text:span text:style-name="T15">konfiguriert werden</text:span><text:span text:style-name="T10">:</text:span></text:p>
      <text:p text:style-name="P5"><text:span text:style-name="T10"><text:line-break/></text:span><text:span text:style-name="T14">0x4000_01F8 </text:span><text:span text:style-name="T15">(Port 126)</text:span><text:span text:style-name="T14">:</text:span></text:p>
      <text:p text:style-name="P21"/>
      <text:p text:style-name="P3"><draw:frame draw:style-name="fr2" draw:name="Bild1" text:anchor-type="char" svg:x="0cm" svg:y="0.085cm" svg:width="17cm" svg:height="1.369cm" draw:z-index="31"><draw:image xlink:href="Pictures/10000001000003ED00000056CC72DA093D28497D.png" xlink:type="simple" xlink:show="embed" xlink:actuate="onLoad" draw:mime-type="image/png"/></draw:frame><text:line-break/><text:span text:style-name="T91">Enthält die Zeile eines logischen Ports den Eintrag 0x0000_0000 werden an diese Adresse adressierte Pakete im Router eliminiert. </text:span></text:p>
      <text:p text:style-name="P3"/>
      <text:p text:style-name="P67">Um den entsprechenden Eintrag innerhalb der Routing Tabelle zu adressieren ist folgende Formel hilfreich:</text:p>
      <text:p text:style-name="P67"/>
      <text:p text:style-name="P67"><text:span text:style-name="T79">{Speicheradresse von logischem Port x}</text:span> = <text:span text:style-name="T19">(x * 4)</text:span> <text:span text:style-name="T77">-o</text:span><text:span text:style-name="T94">der-</text:span><text:span text:style-name="T93"> </text:span><text:span text:style-name="T95">(x &lt;&lt; 2)</text:span></text:p>
      <text:p text:style-name="P23"/>
      <text:p text:style-name="P3"><text:tab/><text:span text:style-name="T5">Physische Ports: Zustand &amp; Steuerung </text:span><text:span text:style-name="T6">(256 Bytes)</text:span></text:p>
      <text:p text:style-name="P22"/>
      <text:p text:style-name="P33"><text:span text:style-name="T30">Für jeden physischen Port </text:span><text:span text:style-name="T36">(0-31)</text:span><text:span text:style-name="T30"> gibt es zwei Zeilen im Register: Eines, mit welchem die </text:span><text:span text:style-name="T36">CPU</text:span><text:span text:style-name="T30"> (Software) den jeweiligen Port im Router konfigurieren und </text:span><text:span text:style-name="T31">s</text:span><text:span text:style-name="T30">teuern kann und eines, in welchem der Port seinen </text:span><text:span text:style-name="T36">aktuellen</text:span><text:span text:style-name="T30"> Zustand </text:span><text:span text:style-name="T32">einträgt. </text:span><text:span text:style-name="T33">Die Offsetadresse des jeweiligen Ports lässt sich dabei wie folgt berechnen:</text:span></text:p>
      <text:p text:style-name="P38"><text:span text:style-name="T37">Adresse</text:span><text:span text:style-name="T38"> Port x</text:span><text:span text:style-name="T68">Zeile1</text:span><text:span text:style-name="T67"> </text:span><text:span text:style-name="T69">= </text:span><text:span text:style-name="T72">(</text:span><text:span text:style-name="T76">x</text:span><text:span text:style-name="T71"> * 8</text:span><text:span text:style-name="T72">)</text:span><text:span text:style-name="T69"> </text:span><text:span text:style-name="T92">-</text:span><text:span text:style-name="T98">oder</text:span><text:span text:style-name="T92">-</text:span><text:span text:style-name="T96"> </text:span><text:span text:style-name="T97">(</text:span><text:span text:style-name="T99">x</text:span><text:span text:style-name="T97"> &lt;&lt; 2)</text:span></text:p>
      <text:p text:style-name="P38"><text:span text:style-name="T73">Adresse </text:span><text:span text:style-name="T72">Port x</text:span><text:span text:style-name="T68">Zeile2</text:span><text:span text:style-name="T67"> </text:span><text:span text:style-name="T69">= </text:span><text:span text:style-name="T76">(x</text:span><text:span text:style-name="T75"> * 8 + 4</text:span><text:span text:style-name="T76">)</text:span><text:span text:style-name="T70"> </text:span><text:span text:style-name="T74">-oder-</text:span><text:span text:style-name="T70"> </text:span><text:span text:style-name="T72">(</text:span><text:span text:style-name="T76">x</text:span><text:span text:style-name="T72"> &lt;&lt; 2 + 4)</text:span></text:p>
      <text:p text:style-name="P9"><draw:frame text:anchor-type="paragraph" draw:z-index="37" draw:name="Form16" draw:style-name="gr18" draw:text-style-name="P79" svg:width="0.53cm" svg:height="0.489cm" svg:x="16.372cm" svg:y="0.3cm"><draw:text-box><text:p><text:span text:style-name="T29">rs</text:span><text:span text:style-name="T29">t</text:span></text:p></draw:text-box></draw:frame></text:p>
      <text:p text:style-name="P33"><draw:line text:anchor-type="paragraph" draw:z-index="42" draw:name="Form11" draw:style-name="gr4" draw:text-style-name="P80" svg:x1="16.642cm" svg:y1="1.942cm" svg:x2="16.642cm" svg:y2="0.302cm"><text:p/></draw:line><text:span text:style-name="T40">Der Aufbau von Zeile 1 (Steuerung) ist wie folgt:</text:span><text:span text:style-name="T44"> </text:span><text:span text:style-name="T45">(read/write)</text:span></text:p>
      <text:p text:style-name="P9"><draw:frame text:anchor-type="paragraph" draw:z-index="40" draw:name="Form16_2" draw:style-name="gr16" draw:text-style-name="P79" svg:width="1.606cm" svg:height="0.525cm" svg:x="14.235cm" svg:y="0.159cm"><draw:text-box><text:p><text:span text:style-name="T29">l</text:span><text:span text:style-name="T29">i</text:span><text:span text:style-name="T29">n</text:span><text:span text:style-name="T29">k</text:span><text:span text:style-name="T29">s</text:span><text:span text:style-name="T29">t</text:span><text:span text:style-name="T29">a</text:span><text:span text:style-name="T29">r</text:span><text:span text:style-name="T29">t</text:span></text:p></draw:text-box></draw:frame></text:p>
      <text:p text:style-name="P9"><draw:line text:anchor-type="paragraph" draw:z-index="44" draw:name="Form13" draw:style-name="gr4" draw:text-style-name="P80" svg:x1="15.609cm" svg:y1="0.846cm" svg:x2="15.609cm" svg:y2="0.185cm"><text:p/></draw:line></text:p>
      <text:p text:style-name="P9"><draw:custom-shape text:anchor-type="paragraph" draw:z-index="33" draw:name="Form10" draw:style-name="gr22" draw:text-style-name="P83" svg:width="0.354cm" svg:height="8.471cm" draw:transform="rotate (-1.5707963267949) translate (8.4701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5" draw:name="Form10_0" draw:style-name="gr20" draw:text-style-name="P83" svg:width="0.354cm" svg:height="4.155cm" draw:transform="rotate (-1.5707963267949) translate (12.692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6" draw:name="Form10_1" draw:style-name="gr19" draw:text-style-name="P83" svg:width="0.354cm" svg:height="1.073cm" draw:transform="rotate (-1.5707963267949) translate (13.7653888888889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8" draw:name="Form16_0" draw:style-name="gr18" draw:text-style-name="P79" svg:width="1.306cm" svg:height="0.489cm" svg:x="15.841cm" svg:y="1.462cm"><draw:text-box><text:p><text:span text:style-name="T29">linkdis</text:span></text:p></draw:text-box></draw:frame><draw:frame text:anchor-type="paragraph" draw:z-index="41" draw:name="Form16_3" draw:style-name="gr3" draw:text-style-name="P79" svg:width="1.92cm" svg:height="0.539cm" svg:x="14.265cm" svg:y="2.727cm"><draw:text-box><text:p><text:span text:style-name="T29">w</text:span><text:span text:style-name="T29">at</text:span><text:span text:style-name="T29">c</text:span><text:span text:style-name="T29">h</text:span><text:span text:style-name="T29">_</text:span><text:span text:style-name="T29">e</text:span><text:span text:style-name="T29">n</text:span></text:p></draw:text-box></draw:frame><draw:line text:anchor-type="paragraph" draw:z-index="43" draw:name="Form12" draw:style-name="gr4" draw:text-style-name="P80" svg:x1="16.113cm" svg:y1="0.866cm" svg:x2="16.113cm" svg:y2="1.37cm"><text:p/></draw:line><draw:line text:anchor-type="paragraph" draw:z-index="45" draw:name="Form14" draw:style-name="gr4" draw:text-style-name="P80" svg:x1="15.042cm" svg:y1="0.866cm" svg:x2="15.042cm" svg:y2="2.071cm"><text:p/></draw:line><draw:line text:anchor-type="paragraph" draw:z-index="46" draw:name="Form15" draw:style-name="gr4" draw:text-style-name="P80" svg:x1="14.513cm" svg:y1="0.877cm" svg:x2="14.513cm" svg:y2="2.727cm"><text:p/></draw:line><draw:frame text:anchor-type="paragraph" draw:z-index="47" draw:name="Form16_4" draw:style-name="gr15" draw:text-style-name="P89" svg:width="2.234cm" svg:height="0.976cm" svg:x="3.332cm" svg:y="1.573cm"><draw:text-box><text:p><text:span text:style-name="T109">Ungenu</text:span><text:span text:style-name="T109">tzt</text:span></text:p></draw:text-box></draw:frame><draw:frame text:anchor-type="paragraph" draw:z-index="48" draw:name="Form16_5" draw:style-name="gr3" draw:text-style-name="P79" svg:width="1.92cm" svg:height="0.539cm" svg:x="9.802cm" svg:y="1.536cm"><draw:text-box><text:p><text:span text:style-name="T29">txdivc</text:span><text:span text:style-name="T29">nt</text:span></text:p></draw:text-box></draw:frame><draw:frame text:anchor-type="paragraph" draw:z-index="49" draw:name="Form16_6" draw:style-name="gr14" draw:text-style-name="P88" svg:width="1.9cm" svg:height="0.486cm" svg:x="11.912cm" svg:y="1.512cm"><draw:text-box><text:p><text:span text:style-name="T108">U</text:span><text:span text:style-name="T108">n</text:span><text:span text:style-name="T108">g</text:span><text:span text:style-name="T108">e</text:span><text:span text:style-name="T108">n</text:span><text:span text:style-name="T108">ut</text:span><text:span text:style-name="T108">zt</text:span></text:p></draw:text-box></draw:frame><draw:frame text:anchor-type="paragraph" draw:z-index="39" draw:name="Form16_1" draw:style-name="gr17" draw:text-style-name="P79" svg:width="1.691cm" svg:height="0.563cm" svg:x="14.794cm" svg:y="2.111cm"><draw:text-box><text:p><text:span text:style-name="T29">a</text:span><text:span text:style-name="T29">u</text:span><text:span text:style-name="T29">t</text:span><text:span text:style-name="T29">o</text:span><text:span text:style-name="T29">s</text:span><text:span text:style-name="T29">t</text:span><text:span text:style-name="T29">a</text:span><text:span text:style-name="T29">r</text:span><text:span text:style-name="T29">t</text:span></text:p></draw:text-box></draw:frame><draw:line text:anchor-type="paragraph" draw:z-index="93" draw:name="Form15_0" draw:style-name="gr4" draw:text-style-name="P80" svg:x1="14.03cm" svg:y1="0.863cm" svg:x2="14.03cm" svg:y2="2.115cm"><text:p/></draw:line><draw:frame text:anchor-type="paragraph" draw:z-index="94" draw:name="Form16_7" draw:style-name="gr3" draw:text-style-name="P79" svg:width="1.093cm" svg:height="0.539cm" svg:x="13.111cm" svg:y="2.189cm"><draw:text-box><text:p><text:span text:style-name="T29">tc</text:span><text:span text:style-name="T29">_</text:span><text:span text:style-name="T29">e</text:span><text:span text:style-name="T29">n</text:span></text:p></draw:text-box></draw:frame><draw:frame draw:style-name="fr1" draw:name="Bild2" text:anchor-type="char" svg:width="17cm" svg:height="0.864cm" draw:z-index="92"><draw:image xlink:href="Pictures/10000001000003EA000000339A6AEB9D45180B21.png" xlink:type="simple" xlink:show="embed" xlink:actuate="onLoad" draw:mime-type="image/png"/></draw:frame><text:line-break/><text:line-break/><text:line-break/><text:line-break/></text:p>
      <table:table table:name="Tabelle1" table:style-name="Tabelle1" table:template-name="Standardvorlage">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1">Bit</text:p>
          </table:table-cell>
          <table:table-cell table:style-name="Tabelle1.A1" office:value-type="string">
            <text:p text:style-name="P61">Bezeichner</text:p>
          </table:table-cell>
          <table:table-cell table:style-name="Tabelle1.A1" office:value-type="string">
            <text:p text:style-name="P61">Beschreibung</text:p>
          </table:table-cell>
          <table:table-cell table:style-name="Tabelle1.D1" office:value-type="string">
            <text:p text:style-name="P61">Standardwert</text:p>
          </table:table-cell>
        </table:table-row>
        <table:table-row table:style-name="Tabelle1.1">
          <table:table-cell table:style-name="Tabelle1.A2" office:value-type="string">
            <text:p text:style-name="P49">0</text:p>
          </table:table-cell>
          <table:table-cell table:style-name="Tabelle1.A2" office:value-type="string">
            <text:p text:style-name="P49">rst</text:p>
          </table:table-cell>
          <table:table-cell table:style-name="Tabelle1.A2" office:value-type="string">
            <text:p text:style-name="P49">Synchroner Reset.</text:p>
          </table:table-cell>
          <table:table-cell table:style-name="Tabelle1.D2" office:value-type="string">
            <text:p text:style-name="P48">0</text:p>
          </table:table-cell>
        </table:table-row>
        <table:table-row table:style-name="Tabelle1.1">
          <table:table-cell table:style-name="Tabelle1.A2" office:value-type="string">
            <text:p text:style-name="P49">1</text:p>
          </table:table-cell>
          <table:table-cell table:style-name="Tabelle1.A2" office:value-type="string">
            <text:p text:style-name="P49">linkdis</text:p>
          </table:table-cell>
          <table:table-cell table:style-name="Tabelle1.A2" office:value-type="string">
            <text:p text:style-name="P49">Deaktiviert den Port (überschreibt linkstart und autostart)</text:p>
          </table:table-cell>
          <table:table-cell table:style-name="Tabelle1.D2" office:value-type="string">
            <text:p text:style-name="P48">0</text:p>
          </table:table-cell>
        </table:table-row>
        <table:table-row table:style-name="Tabelle1.1">
          <table:table-cell table:style-name="Tabelle1.A2" office:value-type="string">
            <text:p text:style-name="P49">2</text:p>
          </table:table-cell>
          <table:table-cell table:style-name="Tabelle1.A2" office:value-type="string">
            <text:p text:style-name="P49">linkstart</text:p>
          </table:table-cell>
          <table:table-cell table:style-name="Tabelle1.A2" office:value-type="string">
            <text:p text:style-name="P48">Aktiviert automatische Verbindungsaufnahme (überschreibt autostart).</text:p>
          </table:table-cell>
          <table:table-cell table:style-name="Tabelle1.D2" office:value-type="string">
            <text:p text:style-name="P48">0</text:p>
          </table:table-cell>
        </table:table-row>
        <table:table-row table:style-name="Tabelle1.1">
          <table:table-cell table:style-name="Tabelle1.A2" office:value-type="string">
            <text:p text:style-name="P49">3</text:p>
          </table:table-cell>
          <table:table-cell table:style-name="Tabelle1.A2" office:value-type="string">
            <text:p text:style-name="P49">autostart</text:p>
          </table:table-cell>
          <table:table-cell table:style-name="Tabelle1.A2" office:value-type="string">
            <text:p text:style-name="P49">Aktiviert automatische Verbindungsaufnahme sobald ein NULL Character empfangen wurde.</text:p>
          </table:table-cell>
          <table:table-cell table:style-name="Tabelle1.D2" office:value-type="string">
            <text:p text:style-name="P48">1</text:p>
          </table:table-cell>
        </table:table-row>
        <table:table-row table:style-name="Tabelle1.1">
          <table:table-cell table:style-name="Tabelle1.A2" office:value-type="string">
            <text:p text:style-name="P48">4</text:p>
          </table:table-cell>
          <table:table-cell table:style-name="Tabelle1.A2" office:value-type="string">
            <text:p text:style-name="P48">watch_en</text:p>
          </table:table-cell>
          <table:table-cell table:style-name="Tabelle1.A2" office:value-type="string">
            <text:p text:style-name="P48">Aktiviert den Watchdog, der untätige Durchschaltungen nach einem bestimmten Zeitraum auflöst.</text:p>
          </table:table-cell>
          <table:table-cell table:style-name="Tabelle1.D2" office:value-type="string">
            <text:p text:style-name="P48">1</text:p>
          </table:table-cell>
        </table:table-row>
        <table:table-row table:style-name="Tabelle1.1">
          <table:table-cell table:style-name="Tabelle1.A2" office:value-type="string">
            <text:p text:style-name="P50">5</text:p>
          </table:table-cell>
          <table:table-cell table:style-name="Tabelle1.A2" office:value-type="string">
            <text:p text:style-name="P48">tc_en</text:p>
          </table:table-cell>
          <table:table-cell table:style-name="Tabelle1.A2" office:value-type="string">
            <text:p text:style-name="P48">Aktiviert Time Codes an diesem Port (ermöglicht Empfang &amp; Versendung).</text:p>
          </table:table-cell>
          <table:table-cell table:style-name="Tabelle1.D2" office:value-type="string">
            <text:p text:style-name="P48">1</text:p>
          </table:table-cell>
        </table:table-row>
        <table:table-row table:style-name="Tabelle1.1">
          <table:table-cell table:style-name="Tabelle1.A2" office:value-type="string">
            <text:p text:style-name="P48">7-5</text:p>
          </table:table-cell>
          <table:table-cell table:style-name="Tabelle1.A2" office:value-type="string">
            <text:p text:style-name="P48">-/-</text:p>
          </table:table-cell>
          <table:table-cell table:style-name="Tabelle1.A2" office:value-type="string">
            <text:p text:style-name="P48">-/-</text:p>
          </table:table-cell>
          <table:table-cell table:style-name="Tabelle1.D2" office:value-type="string">
            <text:p text:style-name="P48">000</text:p>
          </table:table-cell>
        </table:table-row>
        <table:table-row table:style-name="Tabelle1.1">
          <table:table-cell table:style-name="Tabelle1.A2" office:value-type="string">
            <text:p text:style-name="P48">15-8</text:p>
          </table:table-cell>
          <table:table-cell table:style-name="Tabelle1.A2" office:value-type="string">
            <text:p text:style-name="P51"><text:span text:style-name="T88">t</text:span><text:span text:style-name="T89">xdivcnt</text:span><text:span text:style-name="T88">&lt;7:0&gt;</text:span></text:p>
          </table:table-cell>
          <table:table-cell table:style-name="Tabelle1.A2" office:value-type="string">
            <text:p text:style-name="P52">Skalierungsfaktor minus 1. Wird benutzt um die Versenderate anzupassen.</text:p>
          </table:table-cell>
          <table:table-cell table:style-name="Tabelle1.D2" office:value-type="string">
            <text:p text:style-name="P48">0x01</text:p>
          </table:table-cell>
        </table:table-row>
        <table:table-row table:style-name="Tabelle1.1">
          <table:table-cell table:style-name="Tabelle1.A2" office:value-type="string">
            <text:p text:style-name="P52">31-16</text:p>
          </table:table-cell>
          <table:table-cell table:style-name="Tabelle1.A2" office:value-type="string">
            <text:p text:style-name="P48">-/-</text:p>
          </table:table-cell>
          <table:table-cell table:style-name="Tabelle1.A2" office:value-type="string">
            <text:p text:style-name="P52">-/-</text:p>
          </table:table-cell>
          <table:table-cell table:style-name="Tabelle1.D2" office:value-type="string">
            <text:p text:style-name="P52">0x0000</text:p>
          </table:table-cell>
        </table:table-row>
      </table:table>
      <text:p text:style-name="P9"/>
      <text:p text:style-name="P69">Standardwert des Registers: 0x0000_0138</text:p>
      <text:p text:style-name="P34"><text:span text:style-name="T39">Aufbau von Zeile 2 (Status und Zustand):</text:span><text:span text:style-name="T35"> </text:span><text:span text:style-name="T34">(read only)</text:span></text:p>
      <text:p text:style-name="P10"/>
      <text:p text:style-name="P10"><draw:frame text:anchor-type="paragraph" draw:z-index="60" draw:name="Form17_8" draw:style-name="gr11" draw:text-style-name="P85" svg:width="0.973cm" svg:height="0.576cm" svg:x="10.659cm" svg:y="0.247cm"><draw:text-box><text:p><text:span text:style-name="T106">r</text:span><text:span text:style-name="T106">x</text:span><text:span text:style-name="T106">f</text:span><text:span text:style-name="T106">u</text:span><text:span text:style-name="T106">l</text:span><text:span text:style-name="T106">l</text:span></text:p></draw:text-box></draw:frame></text:p>
      <text:p text:style-name="P10"><draw:frame text:anchor-type="paragraph" draw:z-index="51" draw:name="Form17" draw:style-name="gr11" draw:text-style-name="P84" svg:width="1.37cm" svg:height="0.576cm" svg:x="15.494cm" svg:y="0.099cm"><draw:text-box><text:p><text:span text:style-name="T105">s</text:span><text:span text:style-name="T105">t</text:span><text:span text:style-name="T105">a</text:span><text:span text:style-name="T105">r</text:span><text:span text:style-name="T105">t</text:span><text:span text:style-name="T105">e</text:span><text:span text:style-name="T105">d</text:span></text:p></draw:text-box></draw:frame><draw:frame text:anchor-type="paragraph" draw:z-index="53" draw:name="Form17_1" draw:style-name="gr11" draw:text-style-name="P87" svg:width="1.25cm" svg:height="0.576cm" svg:x="12.485cm" svg:y="0.422cm"><draw:text-box><text:p><text:span text:style-name="T107">e</text:span><text:span text:style-name="T107">r</text:span><text:span text:style-name="T107">r</text:span><text:span text:style-name="T107">e</text:span><text:span text:style-name="T107">s</text:span><text:span text:style-name="T107">c</text:span></text:p></draw:text-box></draw:frame><draw:line text:anchor-type="paragraph" draw:z-index="77" draw:name="Form29" draw:style-name="gr4" draw:text-style-name="P80" svg:x1="11.411cm" svg:y1="3.159cm" svg:x2="11.411cm" svg:y2="0.335cm"><text:p/></draw:line></text:p>
      <text:p text:style-name="P10"><draw:frame text:anchor-type="paragraph" draw:z-index="61" draw:name="Form17_9" draw:style-name="gr11" draw:text-style-name="P85" svg:width="1.576cm" svg:height="0.576cm" svg:x="9.513cm" svg:y="0.212cm"><draw:text-box><text:p><text:span text:style-name="T106">t</text:span><text:span text:style-name="T106">x</text:span><text:span text:style-name="T106">e</text:span><text:span text:style-name="T106">m</text:span><text:span text:style-name="T106">p</text:span><text:span text:style-name="T106">t</text:span><text:span text:style-name="T106">y</text:span></text:p></draw:text-box></draw:frame><draw:line text:anchor-type="paragraph" draw:z-index="67" draw:name="Form19" draw:style-name="gr4" draw:text-style-name="P80" svg:x1="16.644cm" svg:y1="2.615cm" svg:x2="16.644cm" svg:y2="0.116cm"><text:p/></draw:line><draw:line text:anchor-type="paragraph" draw:z-index="73" draw:name="Form25" draw:style-name="gr4" draw:text-style-name="P80" svg:x1="13.483cm" svg:y1="2.556cm" svg:x2="13.483cm" svg:y2="0.439cm"><text:p/></draw:line></text:p>
      <text:p text:style-name="P10"><draw:frame text:anchor-type="paragraph" draw:z-index="52" draw:name="Form17_0" draw:style-name="gr13" draw:text-style-name="P84" svg:width="2.176cm" svg:height="0.574cm" svg:x="14.173cm" svg:y="-0.002cm"><draw:text-box><text:p><text:span text:style-name="T105">c</text:span><text:span text:style-name="T105">o</text:span><text:span text:style-name="T105">n</text:span><text:span text:style-name="T105">n</text:span><text:span text:style-name="T105">e</text:span><text:span text:style-name="T105">c</text:span><text:span text:style-name="T105">t</text:span><text:span text:style-name="T105">i</text:span><text:span text:style-name="T105">n</text:span><text:span text:style-name="T105">g</text:span></text:p></draw:text-box></draw:frame><draw:line text:anchor-type="paragraph" draw:z-index="78" draw:name="Form30" draw:style-name="gr4" draw:text-style-name="P80" svg:x1="10.896cm" svg:y1="2.027cm" svg:x2="10.896cm" svg:y2="0.3cm"><text:p/></draw:line></text:p>
      <text:p text:style-name="P10"><draw:frame text:anchor-type="paragraph" draw:z-index="54" draw:name="Form17_2" draw:style-name="gr11" draw:text-style-name="P87" svg:width="1.398cm" svg:height="0.576cm" svg:x="11.822cm" svg:y="0.129cm"><draw:text-box><text:p><text:span text:style-name="T107">e</text:span><text:span text:style-name="T107">r</text:span><text:span text:style-name="T107">r</text:span><text:span text:style-name="T107">c</text:span><text:span text:style-name="T107">r</text:span><text:span text:style-name="T107">e</text:span><text:span text:style-name="T107">d</text:span></text:p></draw:text-box></draw:frame><draw:line text:anchor-type="paragraph" draw:z-index="68" draw:name="Form20" draw:style-name="gr4" draw:text-style-name="P80" svg:x1="16.099cm" svg:y1="1.468cm" svg:x2="16.099cm" svg:y2="0.085cm"><text:p/></draw:line></text:p>
      <text:p text:style-name="P10"><draw:line text:anchor-type="paragraph" draw:z-index="74" draw:name="Form26" draw:style-name="gr4" draw:text-style-name="P80" svg:x1="12.968cm" svg:y1="0.923cm" svg:x2="12.968cm" svg:y2="0.092cm"><text:p/></draw:line></text:p>
      <text:p text:style-name="P11"><draw:frame text:anchor-type="paragraph" draw:z-index="55" draw:name="Form17_3" draw:style-name="gr11" draw:text-style-name="P87" svg:width="1.412cm" svg:height="0.576cm" svg:x="13.395cm" svg:y="3.272cm"><draw:text-box><text:p><text:span text:style-name="T107">e</text:span><text:span text:style-name="T107">r</text:span><text:span text:style-name="T107">r</text:span><text:span text:style-name="T107">d</text:span><text:span text:style-name="T107">i</text:span><text:span text:style-name="T107">s</text:span><text:span text:style-name="T107">c</text:span></text:p></draw:text-box></draw:frame><draw:frame text:anchor-type="paragraph" draw:z-index="56" draw:name="Form17_4" draw:style-name="gr11" draw:text-style-name="P79" svg:width="1.676cm" svg:height="0.576cm" svg:x="14.79cm" svg:y="2.434cm"><draw:text-box><text:p><text:span text:style-name="T29">t</text:span><text:span text:style-name="T29">r</text:span><text:span text:style-name="T29">a</text:span><text:span text:style-name="T29">n</text:span><text:span text:style-name="T29">s</text:span><text:span text:style-name="T29">f</text:span><text:span text:style-name="T29">e</text:span><text:span text:style-name="T29">r</text:span></text:p></draw:text-box></draw:frame><draw:frame text:anchor-type="paragraph" draw:z-index="57" draw:name="Form17_5" draw:style-name="gr11" draw:text-style-name="P86" svg:width="1.207cm" svg:height="0.576cm" svg:x="13.042cm" svg:y="1.685cm"><draw:text-box><text:p><text:span text:style-name="T107">e</text:span><text:span text:style-name="T107">r</text:span><text:span text:style-name="T107">r</text:span><text:span text:style-name="T107">p</text:span><text:span text:style-name="T107">a</text:span><text:span text:style-name="T107">r</text:span></text:p></draw:text-box></draw:frame><draw:frame text:anchor-type="paragraph" draw:z-index="58" draw:name="Form17_6" draw:style-name="gr11" draw:text-style-name="P85" svg:width="1.544cm" svg:height="0.576cm" svg:x="11.146cm" svg:y="2.669cm"><draw:text-box><text:p><text:span text:style-name="T106">r</text:span><text:span text:style-name="T106">x</text:span><text:span text:style-name="T106">e</text:span><text:span text:style-name="T106">m</text:span><text:span text:style-name="T106">p</text:span><text:span text:style-name="T106">t</text:span><text:span text:style-name="T106">y</text:span></text:p></draw:text-box></draw:frame><draw:frame text:anchor-type="paragraph" draw:z-index="59" draw:name="Form17_7" draw:style-name="gr11" draw:text-style-name="P85" svg:width="1.251cm" svg:height="0.576cm" svg:x="10.91cm" svg:y="1.274cm"><draw:text-box><text:p><text:span text:style-name="T106">r</text:span><text:span text:style-name="T106">x</text:span><text:span text:style-name="T106">h</text:span><text:span text:style-name="T106">a</text:span><text:span text:style-name="T106">l</text:span><text:span text:style-name="T106">f</text:span><text:span text:style-name="T106">f</text:span></text:p></draw:text-box></draw:frame><draw:frame text:anchor-type="paragraph" draw:z-index="62" draw:name="Form17_10" draw:style-name="gr11" draw:text-style-name="P85" svg:width="1.193cm" svg:height="0.576cm" svg:x="9.382cm" svg:y="3.621cm"><draw:text-box><text:p><text:span text:style-name="T106">t</text:span><text:span text:style-name="T106">x</text:span><text:span text:style-name="T106">h</text:span><text:span text:style-name="T106">a</text:span><text:span text:style-name="T106">l</text:span><text:span text:style-name="T106">f</text:span><text:span text:style-name="T106">f</text:span></text:p></draw:text-box></draw:frame><draw:frame text:anchor-type="paragraph" draw:z-index="63" draw:name="Form17_11" draw:style-name="gr12" draw:text-style-name="P79" svg:width="2.147cm" svg:height="0.549cm" svg:x="3.796cm" svg:y="1.461cm"><draw:text-box><text:p><text:span text:style-name="T29">d</text:span><text:span text:style-name="T29">i</text:span><text:span text:style-name="T29">s</text:span><text:span text:style-name="T29">c</text:span><text:span text:style-name="T29">a</text:span><text:span text:style-name="T29">r</text:span><text:span text:style-name="T29">d</text:span><text:span text:style-name="T29">e</text:span><text:span text:style-name="T29">d</text:span></text:p></draw:text-box></draw:frame><draw:frame text:anchor-type="paragraph" draw:z-index="64" draw:name="Form17_13" draw:style-name="gr11" draw:text-style-name="P85" svg:width="0.987cm" svg:height="0.576cm" svg:x="9.088cm" svg:y="1.757cm"><draw:text-box><text:p><text:span text:style-name="T106">t</text:span><text:span text:style-name="T106">x</text:span><text:span text:style-name="T106">f</text:span><text:span text:style-name="T106">u</text:span><text:span text:style-name="T106">l</text:span><text:span text:style-name="T106">l</text:span></text:p></draw:text-box></draw:frame><draw:frame text:anchor-type="paragraph" draw:z-index="65" draw:name="Form17_12" draw:style-name="gr11" draw:text-style-name="P84" svg:width="1.458cm" svg:height="0.576cm" svg:x="15.333cm" svg:y="1.517cm"><draw:text-box><text:p><text:span text:style-name="T105">r</text:span><text:span text:style-name="T105">u</text:span><text:span text:style-name="T105">n</text:span><text:span text:style-name="T105">n</text:span><text:span text:style-name="T105">i</text:span><text:span text:style-name="T105">n</text:span><text:span text:style-name="T105">g</text:span></text:p></draw:text-box></draw:frame><draw:custom-shape text:anchor-type="paragraph" draw:z-index="66" draw:name="Form18" draw:style-name="gr10" draw:text-style-name="P83" svg:width="0.294cm" svg:height="9.515cm" draw:transform="rotate (-1.5707963267949) translate (9.51441666666667cm 1.02834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69" draw:name="Form21" draw:style-name="gr4" draw:text-style-name="P80" svg:x1="15.556cm" svg:y1="0.834cm" svg:x2="15.556cm" svg:y2="1.589cm"><text:p/></draw:line><draw:line text:anchor-type="paragraph" draw:z-index="70" draw:name="Form22" draw:style-name="gr4" draw:text-style-name="P80" svg:x1="15.041cm" svg:y1="0.848cm" svg:x2="15.041cm" svg:y2="2.506cm"><text:p/></draw:line><draw:line text:anchor-type="paragraph" draw:z-index="71" draw:name="Form23" draw:style-name="gr4" draw:text-style-name="P80" svg:x1="14.556cm" svg:y1="0.834cm" svg:x2="14.556cm" svg:y2="3.344cm"><text:p/></draw:line><draw:line text:anchor-type="paragraph" draw:z-index="72" draw:name="Form24" draw:style-name="gr4" draw:text-style-name="P80" svg:x1="14.012cm" svg:y1="0.848cm" svg:x2="14.012cm" svg:y2="1.756cm"><text:p/></draw:line><draw:line text:anchor-type="paragraph" draw:z-index="75" draw:name="Form27" draw:style-name="gr4" draw:text-style-name="P80" svg:x1="12.439cm" svg:y1="0.864cm" svg:x2="12.439cm" svg:y2="2.61cm"><text:p/></draw:line><draw:line text:anchor-type="paragraph" draw:z-index="76" draw:name="Form28" draw:style-name="gr4" draw:text-style-name="P80" svg:x1="11.91cm" svg:y1="0.783cm" svg:x2="11.91cm" svg:y2="1.273cm"><text:p/></draw:line><draw:line text:anchor-type="paragraph" draw:z-index="79" draw:name="Form31" draw:style-name="gr4" draw:text-style-name="P80" svg:x1="10.338cm" svg:y1="0.848cm" svg:x2="10.338cm" svg:y2="3.612cm"><text:p/></draw:line><draw:line text:anchor-type="paragraph" draw:z-index="80" draw:name="Form33" draw:style-name="gr4" draw:text-style-name="P80" svg:x1="9.837cm" svg:y1="0.864cm" svg:x2="9.837cm" svg:y2="1.757cm"><text:p/></draw:line><draw:frame draw:style-name="fr1" draw:name="Bild3" text:anchor-type="char" svg:width="17cm" svg:height="1.03cm" draw:z-index="50"><draw:image xlink:href="Pictures/10000001000003ED0000003DE4B06B4F33F46C02.png" xlink:type="simple" xlink:show="embed" xlink:actuate="onLoad" draw:mime-type="image/png"/></draw:frame><text:line-break/><text:line-break/><text:line-break/><text:line-break/><text:line-break/><text:line-break/></text:p>
      <table:table table:name="Tabelle10" table:style-name="Tabelle10">
        <table:table-column table:style-name="Tabelle10.A" table:number-columns-repeated="3"/>
        <table:table-row>
          <table:table-cell table:style-name="Tabelle10.A1" office:value-type="string">
            <text:p text:style-name="P63"># <text:span text:style-name="T27">= Port Zustand</text:span></text:p>
          </table:table-cell>
          <table:table-cell table:style-name="Tabelle10.A1" office:value-type="string">
            <text:p text:style-name="P62"><text:span text:style-name="T82"># </text:span><text:span text:style-name="T28">= Fehlerflags</text:span></text:p>
          </table:table-cell>
          <table:table-cell table:style-name="Tabelle10.A1" office:value-type="string">
            <text:p text:style-name="P62"><text:span text:style-name="T83"># </text:span><text:span text:style-name="T28">= Rx/Tx FIFO Zustand</text:span></text:p>
          </table:table-cell>
        </table:table-row>
      </table:table>
      <text:p text:style-name="P11"><text:line-break/></text:p>
      <table:table table:name="Tabelle2" table:style-name="Tabelle2">
        <table:table-column table:style-name="Tabelle2.A"/>
        <table:table-column table:style-name="Tabelle2.B"/>
        <table:table-column table:style-name="Tabelle2.C"/>
        <table:table-row>
          <table:table-cell table:style-name="Tabelle2.A1" office:value-type="string">
            <text:p text:style-name="P27">Bit</text:p>
          </table:table-cell>
          <table:table-cell table:style-name="Tabelle2.A1" office:value-type="string">
            <text:p text:style-name="P27">Bezeichner</text:p>
          </table:table-cell>
          <table:table-cell table:style-name="Tabelle2.C1" office:value-type="string">
            <text:p text:style-name="P27">Beschreibung</text:p>
          </table:table-cell>
        </table:table-row>
        <table:table-row>
          <table:table-cell table:style-name="Tabelle2.A2" office:value-type="string">
            <text:p text:style-name="P24">0</text:p>
          </table:table-cell>
          <table:table-cell table:style-name="Tabelle2.A2" office:value-type="string">
            <text:p text:style-name="P24">started</text:p>
          </table:table-cell>
          <table:table-cell table:style-name="Tabelle2.C2" office:value-type="string">
            <text:p text:style-name="P24">Port ist im ‚started‘-Zustand (Initialisierung).</text:p>
          </table:table-cell>
        </table:table-row>
        <table:table-row>
          <table:table-cell table:style-name="Tabelle2.A2" office:value-type="string">
            <text:p text:style-name="P24">1</text:p>
          </table:table-cell>
          <table:table-cell table:style-name="Tabelle2.A2" office:value-type="string">
            <text:p text:style-name="P24">connecting</text:p>
          </table:table-cell>
          <table:table-cell table:style-name="Tabelle2.C2" office:value-type="string">
            <text:p text:style-name="P24">Port ist im ‚connecting‘-Zustand (Verbindungsaufnahme).</text:p>
          </table:table-cell>
        </table:table-row>
        <table:table-row>
          <table:table-cell table:style-name="Tabelle2.A2" office:value-type="string">
            <text:p text:style-name="P24">2</text:p>
          </table:table-cell>
          <table:table-cell table:style-name="Tabelle2.A2" office:value-type="string">
            <text:p text:style-name="P24">running</text:p>
          </table:table-cell>
          <table:table-cell table:style-name="Tabelle2.C2" office:value-type="string">
            <text:p text:style-name="P24">Port ist im ‚running‘-Zustand (Verbindung aufgenommen &amp; betriebsbereit).</text:p>
          </table:table-cell>
        </table:table-row>
        <table:table-row>
          <table:table-cell table:style-name="Tabelle2.A2" office:value-type="string">
            <text:p text:style-name="P25">3</text:p>
          </table:table-cell>
          <table:table-cell table:style-name="Tabelle2.A2" office:value-type="string">
            <text:p text:style-name="P25">transfer</text:p>
          </table:table-cell>
          <table:table-cell table:style-name="Tabelle2.C2" office:value-type="string">
            <text:p text:style-name="P37"><text:span text:style-name="T50">Port ist T</text:span><text:span text:style-name="T51">ei</text:span><text:span text:style-name="T50">l einer Durchschaltung (offenes Paket).</text:span></text:p>
          </table:table-cell>
        </table:table-row>
        <table:table-row>
          <table:table-cell table:style-name="Tabelle2.A2" office:value-type="string">
            <text:p text:style-name="P25">4</text:p>
          </table:table-cell>
          <table:table-cell table:style-name="Tabelle2.A2" office:value-type="string">
            <text:p text:style-name="P25">errdisc</text:p>
          </table:table-cell>
          <table:table-cell table:style-name="Tabelle2.C2" office:value-type="string">
            <text:p text:style-name="P25">Disconnect wurde festgestellt. Löst einen Reset des Ports und erneute Verbindungsaufnahme aus (auto-clearing).</text:p>
          </table:table-cell>
        </table:table-row>
        <table:table-row>
          <table:table-cell table:style-name="Tabelle2.A2" office:value-type="string">
            <text:p text:style-name="P25">5</text:p>
          </table:table-cell>
          <table:table-cell table:style-name="Tabelle2.A2" office:value-type="string">
            <text:p text:style-name="P25">errpar</text:p>
          </table:table-cell>
          <table:table-cell table:style-name="Tabelle2.C2" office:value-type="string">
            <text:p text:style-name="P25">Paritätsfehler entdeckt. Löst einen Reset des Ports und erneute Verbindungsaufnahme aus (auto-clearing).</text:p>
          </table:table-cell>
        </table:table-row>
        <table:table-row>
          <table:table-cell table:style-name="Tabelle2.A2" office:value-type="string">
            <text:p text:style-name="P25">6</text:p>
          </table:table-cell>
          <table:table-cell table:style-name="Tabelle2.A2" office:value-type="string">
            <text:p text:style-name="P25">erresc</text:p>
          </table:table-cell>
          <table:table-cell table:style-name="Tabelle2.C2" office:value-type="string">
            <text:p text:style-name="P25">Ungültige Escape Sequenz entdeckt. Löst einen Reset des Ports und erneute Verbindungsaufnahme aus (auto-clearing).</text:p>
          </table:table-cell>
        </table:table-row>
        <table:table-row>
          <table:table-cell table:style-name="Tabelle2.A2" office:value-type="string">
            <text:p text:style-name="P26">7</text:p>
          </table:table-cell>
          <table:table-cell table:style-name="Tabelle2.A2" office:value-type="string">
            <text:p text:style-name="P26">errcred</text:p>
          </table:table-cell>
          <table:table-cell table:style-name="Tabelle2.C2" office:value-type="string">
            <text:p text:style-name="P26">Credit-Fehler festgestellt. Löst einen Reset des Ports und erneute Verbindungsaufnahme aus (auto-clearing).</text:p>
          </table:table-cell>
        </table:table-row>
        <table:table-row>
          <table:table-cell table:style-name="Tabelle2.A2" office:value-type="string">
            <text:p text:style-name="P26">8</text:p>
          </table:table-cell>
          <table:table-cell table:style-name="Tabelle2.A2" office:value-type="string">
            <text:p text:style-name="P26">rxempty</text:p>
          </table:table-cell>
          <table:table-cell table:style-name="Tabelle2.C2" office:value-type="string">
            <text:p text:style-name="P26">Receiver-FIFO des Ports ist leer.</text:p>
          </table:table-cell>
        </table:table-row>
        <table:table-row>
          <table:table-cell table:style-name="Tabelle2.A2" office:value-type="string">
            <text:p text:style-name="P26">9</text:p>
          </table:table-cell>
          <table:table-cell table:style-name="Tabelle2.A2" office:value-type="string">
            <text:p text:style-name="P26">rxhalff</text:p>
          </table:table-cell>
          <table:table-cell table:style-name="Tabelle2.C2" office:value-type="string">
            <text:p text:style-name="P26">Receiver-FIFO des Ports ist zur Hälfte voll.</text:p>
          </table:table-cell>
        </table:table-row>
        <table:table-row>
          <table:table-cell table:style-name="Tabelle2.A2" office:value-type="string">
            <text:p text:style-name="P26">10</text:p>
          </table:table-cell>
          <table:table-cell table:style-name="Tabelle2.A2" office:value-type="string">
            <text:p text:style-name="P26">rxfull</text:p>
          </table:table-cell>
          <table:table-cell table:style-name="Tabelle2.C2" office:value-type="string">
            <text:p text:style-name="P26">Receiver-FIFO des Ports ist voll.</text:p>
          </table:table-cell>
        </table:table-row>
        <table:table-row>
          <table:table-cell table:style-name="Tabelle2.A2" office:value-type="string">
            <text:p text:style-name="P26">11</text:p>
          </table:table-cell>
          <table:table-cell table:style-name="Tabelle2.A2" office:value-type="string">
            <text:p text:style-name="P26">txempty</text:p>
          </table:table-cell>
          <table:table-cell table:style-name="Tabelle2.C2" office:value-type="string">
            <text:p text:style-name="P26">Transmit-FIFO des Ports ist leer.</text:p>
          </table:table-cell>
        </table:table-row>
        <table:table-row>
          <table:table-cell table:style-name="Tabelle2.A2" office:value-type="string">
            <text:p text:style-name="P26">12</text:p>
          </table:table-cell>
          <table:table-cell table:style-name="Tabelle2.A2" office:value-type="string">
            <text:p text:style-name="P26">txhalff</text:p>
          </table:table-cell>
          <table:table-cell table:style-name="Tabelle2.C2" office:value-type="string">
            <text:p text:style-name="P26">Transmit-FIFO des Ports ist zur Hälfte voll.</text:p>
          </table:table-cell>
        </table:table-row>
        <table:table-row>
          <table:table-cell table:style-name="Tabelle2.A2" office:value-type="string">
            <text:p text:style-name="P26">13</text:p>
          </table:table-cell>
          <table:table-cell table:style-name="Tabelle2.A2" office:value-type="string">
            <text:p text:style-name="P26">txfull</text:p>
          </table:table-cell>
          <table:table-cell table:style-name="Tabelle2.C2" office:value-type="string">
            <text:p text:style-name="P26">Transmit-FIFO des Ports ist voll.</text:p>
          </table:table-cell>
        </table:table-row>
        <table:table-row>
          <table:table-cell table:style-name="Tabelle2.A2" office:value-type="string">
            <text:p text:style-name="P26">31-14</text:p>
          </table:table-cell>
          <table:table-cell table:style-name="Tabelle2.A2" office:value-type="string">
            <text:p text:style-name="P26">discarded</text:p>
          </table:table-cell>
          <table:table-cell table:style-name="Tabelle2.C2" office:value-type="string">
            <text:p text:style-name="P26">18-bit unsigned Zähler für entsorgte N-Chars (Datenbytes die nicht zugestellt werden konnten). <text:span text:style-name="T84">Für statistische Zwecke angelegt.</text:span></text:p>
          </table:table-cell>
        </table:table-row>
      </table:table>
      <text:p text:style-name="P10"/>
      <text:p text:style-name="P13"/>
      <text:p text:style-name="P12"><text:tab/><text:span text:style-name="T7">Router: Zustand &amp; Steuerung inkl. Time Codes </text:span><text:span text:style-name="T6">(28 Bytes)</text:span></text:p>
      <text:p text:style-name="P7"/>
      <text:p text:style-name="P14"><text:span text:style-name="T56">Ü</text:span><text:span text:style-name="T55">ber die Register innerhalb dieses Abschnitts lässt sich der gesamte Router sowie das Time Code spezifische Verhalten steuern. Zu erwähnen sei hier noch, dass der Router an sich nicht über ein Register zurückgesetzt wird, sondern über einen dafür eingerichteten GPIO. </text:span><text:span text:style-name="T60">Dieser muss über die Software angesprochen werden.</text:span></text:p>
      <text:p text:style-name="P8"/>
      <text:p text:style-name="P15"><text:span text:style-name="T61">OFFSET + </text:span><text:span text:style-name="T55">0x</text:span><text:span text:style-name="T61">0</text:span><text:span text:style-name="T55">000_0500: </text:span><text:span text:style-name="T62">Anzahl physischer Ports</text:span><text:span text:style-name="T58"> </text:span><text:span text:style-name="T65">(read only)</text:span></text:p>
      <text:p text:style-name="P15"><draw:frame draw:style-name="fr1" draw:name="Bild4" text:anchor-type="char" svg:width="17cm" svg:height="1.087cm" draw:z-index="82"><draw:image xlink:href="Pictures/10000001000003E8000000400BD0C819DA35C3DB.png" xlink:type="simple" xlink:show="embed" xlink:actuate="onLoad" draw:mime-type="image/png"/></draw:frame></text:p>
      <table:table table:name="Tabelle3" table:style-name="Tabelle3" table:template-name="Standardvorlage">
        <table:table-column table:style-name="Tabelle3.A"/>
        <table:table-column table:style-name="Tabelle3.B"/>
        <table:table-column table:style-name="Tabelle3.C"/>
        <table:table-column table:style-name="Tabelle3.D"/>
        <table:table-row>
          <table:table-cell table:style-name="Tabelle3.A1" office:value-type="string">
            <text:p text:style-name="P53">Bit</text:p>
          </table:table-cell>
          <table:table-cell table:style-name="Tabelle3.A1" office:value-type="string">
            <text:p text:style-name="P53">Bezeichner</text:p>
          </table:table-cell>
          <table:table-cell table:style-name="Tabelle3.A1" office:value-type="string">
            <text:p text:style-name="P53">Beschreibung</text:p>
          </table:table-cell>
          <table:table-cell table:style-name="Tabelle3.D1" office:value-type="string">
            <text:p text:style-name="P53">Standardwert</text:p>
          </table:table-cell>
        </table:table-row>
        <table:table-row table:style-name="Tabelle3.2">
          <table:table-cell table:style-name="Tabelle3.A2" office:value-type="string">
            <text:p text:style-name="P39">7-0</text:p>
          </table:table-cell>
          <table:table-cell table:style-name="Tabelle3.A2" office:value-type="string">
            <text:p text:style-name="P39">numports</text:p>
          </table:table-cell>
          <table:table-cell table:style-name="Tabelle3.A2" office:value-type="string">
            <text:p text:style-name="P39">Anzahl physischer Ports im Router (Konstante)</text:p>
          </table:table-cell>
          <table:table-cell table:style-name="Tabelle3.D2" office:value-type="string">
            <text:p text:style-name="P39">[Anzahl physischer Ports 0-31]</text:p>
          </table:table-cell>
        </table:table-row>
        <table:table-row>
          <table:table-cell table:style-name="Tabelle3.A2" office:value-type="string">
            <text:p text:style-name="P39">31-8</text:p>
          </table:table-cell>
          <table:table-cell table:style-name="Tabelle3.A2" office:value-type="string">
            <text:p text:style-name="P39">-/-</text:p>
          </table:table-cell>
          <table:table-cell table:style-name="Tabelle3.A2" office:value-type="string">
            <text:p text:style-name="P39">-/-</text:p>
          </table:table-cell>
          <table:table-cell table:style-name="Tabelle3.D2" office:value-type="string">
            <text:p text:style-name="P39">0x000000</text:p>
          </table:table-cell>
        </table:table-row>
      </table:table>
      <text:p text:style-name="P28"/>
      <text:p text:style-name="P70"><text:span text:style-name="T61">OFFSET + </text:span><text:span text:style-name="T57">0</text:span><text:span text:style-name="T55">x</text:span><text:span text:style-name="T61">0</text:span><text:span text:style-name="T55">000_0504: </text:span><text:span text:style-name="T62">Alle betriebsbereiten Ports</text:span><text:span text:style-name="T58"> (‚running‘-Zustand) </text:span><text:span text:style-name="T64">(read only)</text:span></text:p>
      <text:p text:style-name="P16"><draw:frame draw:style-name="fr1" draw:name="Bild5" text:anchor-type="char" svg:width="17cm" svg:height="1.035cm" draw:z-index="85"><draw:image xlink:href="Pictures/10000001000003E90000003D535ED75DF256AC79.png" xlink:type="simple" xlink:show="embed" xlink:actuate="onLoad" draw:mime-type="image/png"/></draw:frame></text:p>
      <table:table table:name="Tabelle4" table:style-name="Tabelle4">
        <table:table-column table:style-name="Tabelle4.A"/>
        <table:table-column table:style-name="Tabelle4.B"/>
        <table:table-column table:style-name="Tabelle4.C"/>
        <table:table-row>
          <table:table-cell table:style-name="Tabelle4.A1" office:value-type="string">
            <text:p text:style-name="P54">Bit</text:p>
          </table:table-cell>
          <table:table-cell table:style-name="Tabelle4.A1" office:value-type="string">
            <text:p text:style-name="P54">Bezeichner</text:p>
          </table:table-cell>
          <table:table-cell table:style-name="Tabelle4.C1" office:value-type="string">
            <text:p text:style-name="P54">Beschreibung</text:p>
          </table:table-cell>
        </table:table-row>
        <table:table-row table:style-name="Tabelle4.2">
          <table:table-cell table:style-name="Tabelle4.A2" office:value-type="string">
            <text:p text:style-name="P35"><text:span text:style-name="T22">31</text:span><text:span text:style-name="T23">-0</text:span></text:p>
          </table:table-cell>
          <table:table-cell table:style-name="Tabelle4.A2" office:value-type="string">
            <text:p text:style-name="P40">running ports</text:p>
          </table:table-cell>
          <table:table-cell table:style-name="Tabelle4.C2" office:value-type="string">
            <text:p text:style-name="P40">Gibt an, welche physischen Ports <text:span text:style-name="T101">(0-31)</text:span> des Routers sich im ‚running‘-Zustand befinden. <text:span text:style-name="T101">Dies bedeutet, eine Verbindung zu einer externen SpaceWire Stelle aufgebaut haben und Daten versenden/empfangen können.</text:span> <text:span text:style-name="T85">Nicht vorhandene </text:span><text:span text:style-name="T101">oder</text:span><text:span text:style-name="T85"> nicht-betriebsbereite Ports besitzen den Wert 0.</text:span></text:p>
          </table:table-cell>
        </table:table-row>
      </table:table>
      <text:p text:style-name="P28"/>
      <text:p text:style-name="P73"><text:span text:style-name="T66">OFFSET + </text:span>0x<text:span text:style-name="T102">0</text:span>000_0508: <text:span text:style-name="T20">Watchdog Cycle</text:span><text:span text:style-name="T81"> </text:span><text:span text:style-name="T78">(read/write)</text:span></text:p>
      <text:p text:style-name="P18"><draw:frame draw:style-name="fr1" draw:name="Bild6" text:anchor-type="char" svg:width="17cm" svg:height="1.035cm" draw:z-index="84"><draw:image xlink:href="Pictures/10000001000003E90000003D535ED75DF256AC79.png" xlink:type="simple" xlink:show="embed" xlink:actuate="onLoad" draw:mime-type="image/png"/></draw:frame></text:p>
      <table:table table:name="Tabelle5" table:style-name="Tabelle5" table:template-name="Standardvorlage">
        <table:table-column table:style-name="Tabelle5.A"/>
        <table:table-column table:style-name="Tabelle5.B"/>
        <table:table-column table:style-name="Tabelle5.C"/>
        <table:table-column table:style-name="Tabelle5.D"/>
        <table:table-row>
          <table:table-cell table:style-name="Tabelle5.A1" office:value-type="string">
            <text:p text:style-name="P55">Bit</text:p>
          </table:table-cell>
          <table:table-cell table:style-name="Tabelle5.A1" office:value-type="string">
            <text:p text:style-name="P55">Bezeichner</text:p>
          </table:table-cell>
          <table:table-cell table:style-name="Tabelle5.A1" office:value-type="string">
            <text:p text:style-name="P55">Beschreibung</text:p>
          </table:table-cell>
          <table:table-cell table:style-name="Tabelle5.D1" office:value-type="string">
            <text:p text:style-name="P55">Standardwert</text:p>
          </table:table-cell>
        </table:table-row>
        <table:table-row>
          <table:table-cell table:style-name="Tabelle5.A2" office:value-type="string">
            <text:p text:style-name="P41">31-0</text:p>
          </table:table-cell>
          <table:table-cell table:style-name="Tabelle5.A2" office:value-type="string">
            <text:p text:style-name="P41">Watchdog Cycle</text:p>
          </table:table-cell>
          <table:table-cell table:style-name="Tabelle5.A2" office:value-type="string">
            <text:p text:style-name="P36"><text:span text:style-name="T24">32-</text:span><text:span text:style-name="T25">b</text:span><text:span text:style-name="T24">it unsigned Integer für Watchdog Timer (legt fest nach wievielen Taktzyklen ohne Datentransfer eine Verbindung zwischen zwei Ports innerhalb des Routers aufgehoben werden soll). Wird 0x0000_0000 eingetragen wird der Watchdog deaktiviert. </text:span><text:span text:style-name="T26">Bei aktiviertem Watchdog ist darauf zu achten, dass der Wert nicht zu klein gewählt wird. (Maximalwert bei 100 MHz Systemtakt: (2**32-1)*10 ns = 42,95 s). Wird der Wert zu klein gewählt, kann u.U. der UART-SpaceWire-Adapter aufgrund der stark verzögerten Übertragungsrate von UART (Standard 115200 </text:span><text:soft-page-break/><text:span text:style-name="T26">Baudrate) nicht mehr sinnvoll verwendet werden.</text:span></text:p>
          </table:table-cell>
          <table:table-cell table:style-name="Tabelle5.D2" office:value-type="string">
            <text:p text:style-name="P41">0x0000_0000</text:p>
          </table:table-cell>
        </table:table-row>
      </table:table>
      <text:p text:style-name="P65"/>
      <text:p text:style-name="P72"><text:span text:style-name="T52">OFFSET + </text:span><text:span text:style-name="T29">0x</text:span><text:span text:style-name="T54">0</text:span><text:span text:style-name="T29">000_050C: </text:span><text:span text:style-name="T41">Automatic Time Code Cycle</text:span><text:span text:style-name="T42"> </text:span><text:span text:style-name="T43">(read/write)</text:span></text:p>
      <text:p text:style-name="P29"><draw:frame draw:style-name="fr1" draw:name="Bild7" text:anchor-type="char" svg:width="17cm" svg:height="1.035cm" draw:z-index="86"><draw:image xlink:href="Pictures/10000001000003E90000003D535ED75DF256AC79.png" xlink:type="simple" xlink:show="embed" xlink:actuate="onLoad" draw:mime-type="image/png"/></draw:frame></text:p>
      <table:table table:name="Tabelle6" table:style-name="Tabelle6" table:template-name="Standardvorlage">
        <table:table-column table:style-name="Tabelle6.A"/>
        <table:table-column table:style-name="Tabelle6.B"/>
        <table:table-column table:style-name="Tabelle6.C"/>
        <table:table-column table:style-name="Tabelle6.D"/>
        <table:table-row>
          <table:table-cell table:style-name="Tabelle6.A1" office:value-type="string">
            <text:p text:style-name="P56">Bit</text:p>
          </table:table-cell>
          <table:table-cell table:style-name="Tabelle6.A1" office:value-type="string">
            <text:p text:style-name="P56">Bezeichner</text:p>
          </table:table-cell>
          <table:table-cell table:style-name="Tabelle6.A1" office:value-type="string">
            <text:p text:style-name="P56">Beschreibung</text:p>
          </table:table-cell>
          <table:table-cell table:style-name="Tabelle6.D1" office:value-type="string">
            <text:p text:style-name="P56">Standardwert</text:p>
          </table:table-cell>
        </table:table-row>
        <table:table-row>
          <table:table-cell table:style-name="Tabelle6.A2" office:value-type="string">
            <text:p text:style-name="P42">31-0</text:p>
          </table:table-cell>
          <table:table-cell table:style-name="Tabelle6.A2" office:value-type="string">
            <text:p text:style-name="P42">Automatic Time-Code <text:span text:style-name="T100">Cycle</text:span></text:p>
          </table:table-cell>
          <table:table-cell table:style-name="Tabelle6.A2" office:value-type="string">
            <text:p text:style-name="P43">32-bit unsigned Integer Wert, <text:span text:style-name="T80">nach wie vielen Taktzyklen der Router einen periodischen Time Code über alle verfügbaren Ports verschickt. Wird 0x00000000 eingetragen ist die automatische Generierung von Time Codes deaktiviert. Ist der Wert ungleich Null und es werden automatische Time Codes verschickt, reagiert der Router nicht mehr auf eintreffende Time Codes. </text:span><text:span text:style-name="T86">Obere Schranke für diesen Automatismus ist (2**32-1)*1/Takt; bei 100 MHz etwa 42,95 Sekunden.<text:line-break/>Achtung! Wird der Wert zu klein gewählt, kann eine Situation entstehen in der nur noch Time Codes verschickt werden und aufgrund dieser Überlastung kein Datenverkehr in Form von Paketen über den Router transferiert werden kann.</text:span></text:p>
          </table:table-cell>
          <table:table-cell table:style-name="Tabelle6.D2" office:value-type="string">
            <text:p text:style-name="P44">0x0000_0000</text:p>
          </table:table-cell>
        </table:table-row>
      </table:table>
      <text:p text:style-name="P28"/>
      <text:p text:style-name="P74"><text:span text:style-name="T66">OFFSET + </text:span>0x<text:span text:style-name="T102">0</text:span>000_0510: <text:span text:style-name="T20">Letzter empfangener Time Code</text:span><text:span text:style-name="T81"> </text:span><text:span text:style-name="T77">(read only)</text:span></text:p>
      <text:p text:style-name="P30"><draw:frame draw:style-name="fr1" draw:name="Bild8" text:anchor-type="char" svg:width="17cm" svg:height="1.15cm" draw:z-index="83"><draw:image xlink:href="Pictures/10000001000003ED0000004447D533C0185958CD.png" xlink:type="simple" xlink:show="embed" xlink:actuate="onLoad" draw:mime-type="image/png"/></draw:frame></text:p>
      <table:table table:name="Tabelle7" table:style-name="Tabelle7" table:template-name="Standardvorlage">
        <table:table-column table:style-name="Tabelle7.A"/>
        <table:table-column table:style-name="Tabelle7.B"/>
        <table:table-column table:style-name="Tabelle7.C"/>
        <table:table-row>
          <table:table-cell table:style-name="Tabelle7.A1" office:value-type="string">
            <text:p text:style-name="P57">Bit</text:p>
          </table:table-cell>
          <table:table-cell table:style-name="Tabelle7.A1" office:value-type="string">
            <text:p text:style-name="P58">Bezeichner</text:p>
          </table:table-cell>
          <table:table-cell table:style-name="Tabelle7.C1" office:value-type="string">
            <text:p text:style-name="P58">Beschreibung</text:p>
          </table:table-cell>
        </table:table-row>
        <table:table-row table:style-name="Tabelle7.2">
          <table:table-cell table:style-name="Tabelle7.A2" office:value-type="string">
            <text:p text:style-name="P45">5-0</text:p>
          </table:table-cell>
          <table:table-cell table:style-name="Tabelle7.A2" office:value-type="string">
            <text:p text:style-name="P45">Counter Value</text:p>
          </table:table-cell>
          <table:table-cell table:style-name="Tabelle7.C2" office:value-type="string">
            <text:p text:style-name="P45">Counter Value des zuletzt empfangenen Time Codes.</text:p>
          </table:table-cell>
        </table:table-row>
        <table:table-row table:style-name="Tabelle7.2">
          <table:table-cell table:style-name="Tabelle7.A2" office:value-type="string">
            <text:p text:style-name="P45">7-6</text:p>
          </table:table-cell>
          <table:table-cell table:style-name="Tabelle7.A2" office:value-type="string">
            <text:p text:style-name="P45">Flag <text:span text:style-name="T87">Value</text:span></text:p>
          </table:table-cell>
          <table:table-cell table:style-name="Tabelle7.C2" office:value-type="string">
            <text:p text:style-name="P45">Flag Value des zuletzt empfangenen Time Codes.</text:p>
          </table:table-cell>
        </table:table-row>
        <table:table-row>
          <table:table-cell table:style-name="Tabelle7.A2" office:value-type="string">
            <text:p text:style-name="P45">31-8</text:p>
          </table:table-cell>
          <table:table-cell table:style-name="Tabelle7.A2" office:value-type="string">
            <text:p text:style-name="P45">-/-</text:p>
          </table:table-cell>
          <table:table-cell table:style-name="Tabelle7.C2" office:value-type="string">
            <text:p text:style-name="P45">-/-</text:p>
          </table:table-cell>
        </table:table-row>
      </table:table>
      <text:p text:style-name="Horizontal_20_Line"/>
      <text:p text:style-name="P75"><text:span text:style-name="T52">OFFSET + </text:span><text:span text:style-name="T29">0x</text:span><text:span text:style-name="T54">0</text:span><text:span text:style-name="T29">000_0514: </text:span><text:span text:style-name="T41">Letzter automatisch generierter Time Code</text:span><text:span text:style-name="T42"> </text:span><text:span text:style-name="T43">(read only)</text:span></text:p>
      <text:p text:style-name="P31"><draw:frame draw:style-name="fr1" draw:name="Bild9" text:anchor-type="char" svg:width="17cm" svg:height="1.15cm" draw:z-index="87"><draw:image xlink:href="Pictures/10000001000003ED0000004447D533C0185958CD.png" xlink:type="simple" xlink:show="embed" xlink:actuate="onLoad" draw:mime-type="image/png"/></draw:frame></text:p>
      <table:table table:name="Tabelle8" table:style-name="Tabelle8" table:template-name="Standardvorlage">
        <table:table-column table:style-name="Tabelle8.A"/>
        <table:table-column table:style-name="Tabelle8.B"/>
        <table:table-column table:style-name="Tabelle8.C"/>
        <table:table-row>
          <table:table-cell table:style-name="Tabelle8.A1" office:value-type="string">
            <text:p text:style-name="P59">Bit</text:p>
          </table:table-cell>
          <table:table-cell table:style-name="Tabelle8.A1" office:value-type="string">
            <text:p text:style-name="P59">Bezeichner</text:p>
          </table:table-cell>
          <table:table-cell table:style-name="Tabelle8.C1" office:value-type="string">
            <text:p text:style-name="P59">Beschreibung</text:p>
          </table:table-cell>
        </table:table-row>
        <table:table-row table:style-name="Tabelle8.2">
          <table:table-cell table:style-name="Tabelle8.A2" office:value-type="string">
            <text:p text:style-name="P46">5-0</text:p>
          </table:table-cell>
          <table:table-cell table:style-name="Tabelle8.A2" office:value-type="string">
            <text:p text:style-name="P46">Counter Value</text:p>
          </table:table-cell>
          <table:table-cell table:style-name="Tabelle8.C2" office:value-type="string">
            <text:p text:style-name="P46">Counter Value des zuletzt automatisch generierten und versendeten Time Codes.</text:p>
          </table:table-cell>
        </table:table-row>
        <table:table-row table:style-name="Tabelle8.2">
          <table:table-cell table:style-name="Tabelle8.A2" office:value-type="string">
            <text:p text:style-name="P46">7-6</text:p>
          </table:table-cell>
          <table:table-cell table:style-name="Tabelle8.A2" office:value-type="string">
            <text:p text:style-name="P46">Flag</text:p>
          </table:table-cell>
          <table:table-cell table:style-name="Tabelle8.C2" office:value-type="string">
            <text:p text:style-name="P46">Flag Value des zuletzt automatisch generierten und versendeten Time Codes.</text:p>
          </table:table-cell>
        </table:table-row>
        <text:soft-page-break/>
        <table:table-row>
          <table:table-cell table:style-name="Tabelle8.A2" office:value-type="string">
            <text:p text:style-name="P46">31-8</text:p>
          </table:table-cell>
          <table:table-cell table:style-name="Tabelle8.A2" office:value-type="string">
            <text:p text:style-name="P46">-/-</text:p>
          </table:table-cell>
          <table:table-cell table:style-name="Tabelle8.C2" office:value-type="string">
            <text:p text:style-name="P46">-/-</text:p>
          </table:table-cell>
        </table:table-row>
      </table:table>
      <text:p text:style-name="Horizontal_20_Line"/>
      <text:p text:style-name="P76"><text:span text:style-name="T53">OFFSET + </text:span><text:span text:style-name="T46">0x</text:span><text:span text:style-name="T47">0</text:span><text:span text:style-name="T46">000_0518</text:span><text:span text:style-name="T29">: </text:span><text:span text:style-name="T48">Info-Register</text:span><text:span text:style-name="T49"> </text:span><text:span text:style-name="T43">(read only)</text:span></text:p>
      <text:p text:style-name="P32"><draw:frame draw:style-name="fr1" draw:name="Bild10" text:anchor-type="char" svg:width="17cm" svg:height="1.035cm" draw:z-index="88"><draw:image xlink:href="Pictures/10000001000003E90000003D535ED75DF256AC79.png" xlink:type="simple" xlink:show="embed" xlink:actuate="onLoad" draw:mime-type="image/png"/></draw:frame></text:p>
      <table:table table:name="Tabelle9" table:style-name="Tabelle9" table:template-name="Standardvorlage">
        <table:table-column table:style-name="Tabelle9.A" table:number-columns-repeated="3"/>
        <table:table-column table:style-name="Tabelle9.D"/>
        <table:table-row>
          <table:table-cell table:style-name="Tabelle9.A1" office:value-type="string">
            <text:p text:style-name="P60">Bit</text:p>
          </table:table-cell>
          <table:table-cell table:style-name="Tabelle9.A1" office:value-type="string">
            <text:p text:style-name="P60">Bezeichner</text:p>
          </table:table-cell>
          <table:table-cell table:style-name="Tabelle9.A1" office:value-type="string">
            <text:p text:style-name="P60">Beschreibung</text:p>
          </table:table-cell>
          <table:table-cell table:style-name="Tabelle9.D1" office:value-type="string">
            <text:p text:style-name="P60">Standardwert</text:p>
          </table:table-cell>
        </table:table-row>
        <table:table-row>
          <table:table-cell table:style-name="Tabelle9.A2" office:value-type="string">
            <text:p text:style-name="P47">31-0</text:p>
          </table:table-cell>
          <table:table-cell table:style-name="Tabelle9.A2" office:value-type="string">
            <text:p text:style-name="P47">Info</text:p>
          </table:table-cell>
          <table:table-cell table:style-name="Tabelle9.A2" office:value-type="string">
            <text:p text:style-name="P47">Versionsinformation.</text:p>
          </table:table-cell>
          <table:table-cell table:style-name="Tabelle9.D2" office:value-type="string">
            <text:p text:style-name="P47">0x534C3232</text:p>
          </table:table-cell>
        </table:table-row>
      </table:table>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729fcf" draw:end-color="#ffffff" draw:start-intensity="100%" draw:end-intensity="100%" draw:angle="0deg" draw:border="0%"/>
    <draw:fill-image draw:name="Wide_20_Downward_20_Diagonal" draw:display-name="Wide Downward Diagonal" xlink:href="Pictures/1000000000000008000000080823AC5813D54EFD.png" xlink:type="simple" xlink:show="embed" xlink:actuate="onLoad"/>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style:style>
    <style:style style:name="MT1" style:family="text">
      <style:text-properties officeooo:rsid="008925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tefan Lindörfer, 04.07.2022 – Seite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1T13:08:57.198203073</meta:creation-date>
    <dc:date>2022-12-20T13:58:42.883996441</dc:date>
    <meta:editing-duration>PT7H4M57S</meta:editing-duration>
    <meta:editing-cycles>127</meta:editing-cycles>
    <meta:generator>LibreOffice/7.3.7.2$Linux_X86_64 LibreOffice_project/30$Build-2</meta:generator>
    <meta:document-statistic meta:table-count="10" meta:image-count="10" meta:object-count="0" meta:page-count="7" meta:paragraph-count="186" meta:word-count="993" meta:character-count="6936" meta:non-whitespace-character-count="6100"/>
  </office:meta>
</office:document-meta>
</file>